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GO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gost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28.27000000000001" table:style-name="ce14">
            <text:p>128<text:s/></text:p>
          </table:table-cell>
          <table:table-cell office:value-type="float" office:value="1019.38" table:style-name="ce14">
            <text:p>1.019<text:s/></text:p>
          </table:table-cell>
          <table:table-cell office:value-type="float" office:value="43506596.890000001" table:style-name="ce14">
            <text:p>43.506.597<text:s/></text:p>
          </table:table-cell>
          <table:table-cell office:value-type="float" office:value="3935.59" table:style-name="ce14">
            <text:p>3.936<text:s/></text:p>
          </table:table-cell>
          <table:table-cell office:value-type="float" office:value="72155926.709999993" table:style-name="ce14">
            <text:p>72.155.927<text:s/></text:p>
          </table:table-cell>
          <table:table-cell office:value-type="float" office:value="38263799.869999997" table:style-name="ce14">
            <text:p>38.263.800<text:s/></text:p>
          </table:table-cell>
          <table:table-cell office:value-type="float" office:value="4654281.92" table:style-name="ce14">
            <text:p>4.654.282<text:s/></text:p>
          </table:table-cell>
          <table:table-cell office:value-type="float" office:value="102504446.28" table:style-name="ce14">
            <text:p>102.504.446<text:s/></text:p>
          </table:table-cell>
          <table:table-cell office:value-type="float" office:value="36493212.659999996" table:style-name="ce14">
            <text:p>36.493.213<text:s/></text:p>
          </table:table-cell>
          <table:table-cell office:value-type="float" office:value="1076751.5900000001" table:style-name="ce14">
            <text:p>1.076.752<text:s/></text:p>
          </table:table-cell>
          <table:table-cell office:value-type="float" office:value="65193078.990000002" table:style-name="ce14">
            <text:p>65.193.079<text:s/></text:p>
          </table:table-cell>
          <table:table-cell office:value-type="float" office:value="287411.20000000001" table:style-name="ce14">
            <text:p>287.411<text:s/></text:p>
          </table:table-cell>
          <table:table-cell office:value-type="float" office:value="1245297.29" table:style-name="ce14">
            <text:p>1.245.297<text:s/></text:p>
          </table:table-cell>
          <table:table-cell office:value-type="float" office:value="2600850.2200000002" table:style-name="ce14">
            <text:p>2.600.850<text:s/></text:p>
          </table:table-cell>
          <table:table-cell office:value-type="float" office:value="3674541.14" table:style-name="ce14">
            <text:p>3.674.541<text:s/></text:p>
          </table:table-cell>
          <table:table-cell office:value-type="float" office:value="91051456.810000002" table:style-name="ce14">
            <text:p>91.051.457<text:s/></text:p>
          </table:table-cell>
          <table:table-cell office:value-type="float" office:value="36958.19" table:style-name="ce14">
            <text:p>36.958<text:s/></text:p>
          </table:table-cell>
          <table:table-cell office:value-type="float" office:value="237090717.53999999" table:style-name="ce14">
            <text:p>237.090.718<text:s/></text:p>
          </table:table-cell>
          <table:table-cell office:value-type="float" office:value="261660593.93000001" table:style-name="ce14">
            <text:p>261.660.594<text:s/></text:p>
          </table:table-cell>
          <table:table-cell office:value-type="float" office:value="773319.23" table:style-name="ce14">
            <text:p>773.319<text:s/></text:p>
          </table:table-cell>
          <table:table-cell office:value-type="float" office:value="77933.399999999994" table:style-name="ce14">
            <text:p>77.933<text:s/></text:p>
          </table:table-cell>
          <table:table-cell office:value-type="float" office:value="22318.62" table:style-name="ce14">
            <text:p>22.319<text:s/></text:p>
          </table:table-cell>
          <table:table-cell office:value-type="float" office:value="103608812.16" table:style-name="ce14">
            <text:p>103.608.812<text:s/></text:p>
          </table:table-cell>
          <table:table-cell office:value-type="float" office:value="465530337.73000002" table:style-name="ce14">
            <text:p>465.530.338<text:s/></text:p>
          </table:table-cell>
          <table:table-cell office:value-type="float" office:value="21755.69" table:style-name="ce14">
            <text:p>21.756<text:s/></text:p>
          </table:table-cell>
          <table:table-cell office:value-type="float" office:value="1468526569.29" table:style-name="ce14">
            <text:p>1.468.526.569<text:s/></text:p>
          </table:table-cell>
          <table:table-cell office:value-type="float" office:value="496.54" table:style-name="ce14">
            <text:p>497<text:s/></text:p>
          </table:table-cell>
          <table:table-cell office:value-type="float" office:value="3000062547.1300001" table:style-name="ce15">
            <text:p>3.000.062.5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452.38" table:style-name="ce17">
            <text:p>1.452<text:s/></text:p>
          </table:table-cell>
          <table:table-cell office:value-type="float" office:value="-10.29" table:style-name="ce17">
            <text:p>(10)</text:p>
          </table:table-cell>
          <table:table-cell office:value-type="float" office:value="0" table:style-name="ce17">
            <text:p>-<text:s/></text:p>
          </table:table-cell>
          <table:table-cell office:value-type="float" office:value="25733.64" table:style-name="ce17">
            <text:p>25.734<text:s/></text:p>
          </table:table-cell>
          <table:table-cell office:value-type="float" office:value="-13.21" table:style-name="ce17">
            <text:p>(13)</text:p>
          </table:table-cell>
          <table:table-cell office:value-type="float" office:value="-2.29" table:style-name="ce17">
            <text:p>(2)</text:p>
          </table:table-cell>
          <table:table-cell office:value-type="float" office:value="-43.84" table:style-name="ce17">
            <text:p>(44)</text:p>
          </table:table-cell>
          <table:table-cell office:value-type="float" office:value="-109.34" table:style-name="ce17">
            <text:p>(109)</text:p>
          </table:table-cell>
          <table:table-cell office:value-type="float" office:value="3.6" table:style-name="ce17">
            <text:p>4<text:s/></text:p>
          </table:table-cell>
          <table:table-cell office:value-type="float" office:value="-264.43" table:style-name="ce17">
            <text:p>(264)</text:p>
          </table:table-cell>
          <table:table-cell office:value-type="float" office:value="-17.399999999999999" table:style-name="ce17">
            <text:p>(17)</text:p>
          </table:table-cell>
          <table:table-cell office:value-type="float" office:value="-13.34" table:style-name="ce17">
            <text:p>(13)</text:p>
          </table:table-cell>
          <table:table-cell office:value-type="float" office:value="31635.64" table:style-name="ce17">
            <text:p>31.636<text:s/></text:p>
          </table:table-cell>
          <table:table-cell office:value-type="float" office:value="-55.62" table:style-name="ce17">
            <text:p>(56)</text:p>
          </table:table-cell>
          <table:table-cell office:value-type="float" office:value="7752.27" table:style-name="ce17">
            <text:p>7.752<text:s/></text:p>
          </table:table-cell>
          <table:table-cell office:value-type="float" office:value="-27.35" table:style-name="ce17">
            <text:p>(27)</text:p>
          </table:table-cell>
          <table:table-cell office:value-type="float" office:value="93278.26" table:style-name="ce17">
            <text:p>93.278<text:s/></text:p>
          </table:table-cell>
          <table:table-cell office:value-type="float" office:value="2198.96" table:style-name="ce17">
            <text:p>2.199<text:s/></text:p>
          </table:table-cell>
          <table:table-cell office:value-type="float" office:value="7" table:style-name="ce17">
            <text:p>7<text:s/></text:p>
          </table:table-cell>
          <table:table-cell office:value-type="float" office:value="-7.06" table:style-name="ce17">
            <text:p>(7)</text:p>
          </table:table-cell>
          <table:table-cell office:value-type="float" office:value="-0.18" table:style-name="ce17">
            <text:p>(0)</text:p>
          </table:table-cell>
          <table:table-cell office:value-type="float" office:value="63843.63" table:style-name="ce17">
            <text:p>63.844<text:s/></text:p>
          </table:table-cell>
          <table:table-cell office:value-type="float" office:value="83052.960000000006" table:style-name="ce17">
            <text:p>83.053<text:s/></text:p>
          </table:table-cell>
          <table:table-cell office:value-type="float" office:value="14.8" table:style-name="ce17">
            <text:p>15<text:s/></text:p>
          </table:table-cell>
          <table:table-cell office:value-type="float" office:value="7015925.6200000001" table:style-name="ce17">
            <text:p>7.015.926<text:s/></text:p>
          </table:table-cell>
          <table:table-cell office:value-type="float" office:value="91.92" table:style-name="ce17">
            <text:p>92<text:s/></text:p>
          </table:table-cell>
          <table:table-cell office:value-type="float" office:value="7324426.3300000001" table:style-name="ce18">
            <text:p>7.324.4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87633.45" table:style-name="ce17">
            <text:p>187.633<text:s/></text:p>
          </table:table-cell>
          <table:table-cell office:value-type="float" office:value="7347317.5" table:style-name="ce17">
            <text:p>7.347.318<text:s/></text:p>
          </table:table-cell>
          <table:table-cell office:value-type="float" office:value="11238035.109999999" table:style-name="ce17">
            <text:p>11.238.035<text:s/></text:p>
          </table:table-cell>
          <table:table-cell office:value-type="float" office:value="61288.61" table:style-name="ce17">
            <text:p>61.289<text:s/></text:p>
          </table:table-cell>
          <table:table-cell office:value-type="float" office:value="124758497.62" table:style-name="ce17">
            <text:p>124.758.498<text:s/></text:p>
          </table:table-cell>
          <table:table-cell office:value-type="float" office:value="30300631.82" table:style-name="ce17">
            <text:p>30.300.632<text:s/></text:p>
          </table:table-cell>
          <table:table-cell office:value-type="float" office:value="6428256.5099999998" table:style-name="ce17">
            <text:p>6.428.257<text:s/></text:p>
          </table:table-cell>
          <table:table-cell office:value-type="float" office:value="132456429.44" table:style-name="ce17">
            <text:p>132.456.429<text:s/></text:p>
          </table:table-cell>
          <table:table-cell office:value-type="float" office:value="34701726.270000003" table:style-name="ce17">
            <text:p>34.701.726<text:s/></text:p>
          </table:table-cell>
          <table:table-cell office:value-type="float" office:value="2879205.83" table:style-name="ce17">
            <text:p>2.879.206<text:s/></text:p>
          </table:table-cell>
          <table:table-cell office:value-type="float" office:value="516253595.81" table:style-name="ce17">
            <text:p>516.253.596<text:s/></text:p>
          </table:table-cell>
          <table:table-cell office:value-type="float" office:value="7946305.2199999997" table:style-name="ce17">
            <text:p>7.946.305<text:s/></text:p>
          </table:table-cell>
          <table:table-cell office:value-type="float" office:value="6585677.9100000001" table:style-name="ce17">
            <text:p>6.585.678<text:s/></text:p>
          </table:table-cell>
          <table:table-cell office:value-type="float" office:value="7514373.7400000002" table:style-name="ce17">
            <text:p>7.514.374<text:s/></text:p>
          </table:table-cell>
          <table:table-cell office:value-type="float" office:value="4224551.0199999996" table:style-name="ce17">
            <text:p>4.224.551<text:s/></text:p>
          </table:table-cell>
          <table:table-cell office:value-type="float" office:value="110852947.11" table:style-name="ce17">
            <text:p>110.852.947<text:s/></text:p>
          </table:table-cell>
          <table:table-cell office:value-type="float" office:value="2540359.0499999998" table:style-name="ce17">
            <text:p>2.540.359<text:s/></text:p>
          </table:table-cell>
          <table:table-cell office:value-type="float" office:value="295970465.48000002" table:style-name="ce17">
            <text:p>295.970.465<text:s/></text:p>
          </table:table-cell>
          <table:table-cell office:value-type="float" office:value="260668603.63999999" table:style-name="ce17">
            <text:p>260.668.604<text:s/></text:p>
          </table:table-cell>
          <table:table-cell office:value-type="float" office:value="4046238.67" table:style-name="ce17">
            <text:p>4.046.239<text:s/></text:p>
          </table:table-cell>
          <table:table-cell office:value-type="float" office:value="2969871.42" table:style-name="ce17">
            <text:p>2.969.871<text:s/></text:p>
          </table:table-cell>
          <table:table-cell office:value-type="float" office:value="55447.72" table:style-name="ce17">
            <text:p>55.448<text:s/></text:p>
          </table:table-cell>
          <table:table-cell office:value-type="float" office:value="418914599.02999997" table:style-name="ce17">
            <text:p>418.914.599<text:s/></text:p>
          </table:table-cell>
          <table:table-cell office:value-type="float" office:value="332333342.97000003" table:style-name="ce17">
            <text:p>332.333.343<text:s/></text:p>
          </table:table-cell>
          <table:table-cell office:value-type="float" office:value="6706905.2000000002" table:style-name="ce17">
            <text:p>6.706.905<text:s/></text:p>
          </table:table-cell>
          <table:table-cell office:value-type="float" office:value="1632244786.96" table:style-name="ce17">
            <text:p>1.632.244.787<text:s/></text:p>
          </table:table-cell>
          <table:table-cell office:value-type="float" office:value="679187.48" table:style-name="ce17">
            <text:p>679.187<text:s/></text:p>
          </table:table-cell>
          <table:table-cell office:value-type="float" office:value="3960866280.5899997" table:style-name="ce18">
            <text:p>3.960.866.2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9574.62" table:style-name="ce17">
            <text:p>99.5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469.200000000001" table:style-name="ce17">
            <text:p>32.4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0239863.35000002" table:style-name="ce17">
            <text:p>370.239.8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220" table:style-name="ce17">
            <text:p>14.220<text:s/></text:p>
          </table:table-cell>
          <table:table-cell office:value-type="float" office:value="4054.41" table:style-name="ce17">
            <text:p>4.0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2490466.640000001" table:style-name="ce17">
            <text:p>82.490.467<text:s/></text:p>
          </table:table-cell>
          <table:table-cell office:value-type="float" office:value="2434.65" table:style-name="ce17">
            <text:p>2.435<text:s/></text:p>
          </table:table-cell>
          <table:table-cell office:value-type="float" office:value="968867.41" table:style-name="ce17">
            <text:p>968.867<text:s/></text:p>
          </table:table-cell>
          <table:table-cell office:value-type="float" office:value="159795.56" table:style-name="ce17">
            <text:p>159.79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4011745.84000003" table:style-name="ce18">
            <text:p>454.011.7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2129.98" table:style-name="ce17">
            <text:p>172.130<text:s/></text:p>
          </table:table-cell>
          <table:table-cell office:value-type="float" office:value="665196.87" table:style-name="ce17">
            <text:p>665.197<text:s/></text:p>
          </table:table-cell>
          <table:table-cell office:value-type="float" office:value="2928074.78" table:style-name="ce17">
            <text:p>2.928.0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77880.7100000009" table:style-name="ce17">
            <text:p>9.077.881<text:s/></text:p>
          </table:table-cell>
          <table:table-cell office:value-type="float" office:value="6766772.3200000003" table:style-name="ce17">
            <text:p>6.766.772<text:s/></text:p>
          </table:table-cell>
          <table:table-cell office:value-type="float" office:value="215517.33" table:style-name="ce17">
            <text:p>215.517<text:s/></text:p>
          </table:table-cell>
          <table:table-cell office:value-type="float" office:value="468656.57" table:style-name="ce17">
            <text:p>468.657<text:s/></text:p>
          </table:table-cell>
          <table:table-cell office:value-type="float" office:value="2082806.93" table:style-name="ce17">
            <text:p>2.082.807<text:s/></text:p>
          </table:table-cell>
          <table:table-cell office:value-type="float" office:value="1686297.25" table:style-name="ce17">
            <text:p>1.686.297<text:s/></text:p>
          </table:table-cell>
          <table:table-cell office:value-type="float" office:value="10964992.949999999" table:style-name="ce17">
            <text:p>10.964.993<text:s/></text:p>
          </table:table-cell>
          <table:table-cell office:value-type="float" office:value="537880.9" table:style-name="ce17">
            <text:p>537.881<text:s/></text:p>
          </table:table-cell>
          <table:table-cell office:value-type="float" office:value="3256782.13" table:style-name="ce17">
            <text:p>3.256.782<text:s/></text:p>
          </table:table-cell>
          <table:table-cell office:value-type="float" office:value="2235741.7200000002" table:style-name="ce17">
            <text:p>2.235.742<text:s/></text:p>
          </table:table-cell>
          <table:table-cell office:value-type="float" office:value="898629.86" table:style-name="ce17">
            <text:p>898.630<text:s/></text:p>
          </table:table-cell>
          <table:table-cell office:value-type="float" office:value="17642485.949999999" table:style-name="ce17">
            <text:p>17.642.486<text:s/></text:p>
          </table:table-cell>
          <table:table-cell office:value-type="float" office:value="399864.39" table:style-name="ce17">
            <text:p>399.864<text:s/></text:p>
          </table:table-cell>
          <table:table-cell office:value-type="float" office:value="4252071.42" table:style-name="ce17">
            <text:p>4.252.071<text:s/></text:p>
          </table:table-cell>
          <table:table-cell office:value-type="float" office:value="11334021.279999999" table:style-name="ce17">
            <text:p>11.334.021<text:s/></text:p>
          </table:table-cell>
          <table:table-cell office:value-type="float" office:value="227011.84" table:style-name="ce17">
            <text:p>227.012<text:s/></text:p>
          </table:table-cell>
          <table:table-cell office:value-type="float" office:value="148121.07" table:style-name="ce17">
            <text:p>148.121<text:s/></text:p>
          </table:table-cell>
          <table:table-cell office:value-type="float" office:value="3068.11" table:style-name="ce17">
            <text:p>3.068<text:s/></text:p>
          </table:table-cell>
          <table:table-cell office:value-type="float" office:value="6927067.6399999997" table:style-name="ce17">
            <text:p>6.927.068<text:s/></text:p>
          </table:table-cell>
          <table:table-cell office:value-type="float" office:value="5884444.0700000003" table:style-name="ce17">
            <text:p>5.884.444<text:s/></text:p>
          </table:table-cell>
          <table:table-cell office:value-type="float" office:value="819563.26" table:style-name="ce17">
            <text:p>819.563<text:s/></text:p>
          </table:table-cell>
          <table:table-cell office:value-type="float" office:value="44144388.950000003" table:style-name="ce17">
            <text:p>44.144.389<text:s/></text:p>
          </table:table-cell>
          <table:table-cell office:value-type="float" office:value="165836.04" table:style-name="ce17">
            <text:p>165.836<text:s/></text:p>
          </table:table-cell>
          <table:table-cell office:value-type="float" office:value="133905304.32000001" table:style-name="ce18">
            <text:p>133.905.3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133.85" table:style-name="ce17">
            <text:p>23.134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6835.47" table:style-name="ce17">
            <text:p>6.835<text:s/></text:p>
          </table:table-cell>
          <table:table-cell office:value-type="float" office:value="8727.86" table:style-name="ce17">
            <text:p>8.72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474877.9300000002" table:style-name="ce17">
            <text:p>2.474.878<text:s/></text:p>
          </table:table-cell>
          <table:table-cell office:value-type="float" office:value="8276863.1299999999" table:style-name="ce17">
            <text:p>8.276.863<text:s/></text:p>
          </table:table-cell>
          <table:table-cell office:value-type="float" office:value="5046.5200000000004" table:style-name="ce17">
            <text:p>5.047<text:s/></text:p>
          </table:table-cell>
          <table:table-cell office:value-type="float" office:value="48018.35" table:style-name="ce17">
            <text:p>48.01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86.2" table:style-name="ce17">
            <text:p>5.086<text:s/></text:p>
          </table:table-cell>
          <table:table-cell office:value-type="float" office:value="14715935.52" table:style-name="ce17">
            <text:p>14.715.9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5313176.579999998" table:style-name="ce17">
            <text:p>55.313.177<text:s/></text:p>
          </table:table-cell>
          <table:table-cell office:value-type="float" office:value="44449939.719999999" table:style-name="ce17">
            <text:p>44.449.94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32.07" table:style-name="ce17">
            <text:p>6.032<text:s/></text:p>
          </table:table-cell>
          <table:table-cell office:value-type="float" office:value="6459.79" table:style-name="ce17">
            <text:p>6.460<text:s/></text:p>
          </table:table-cell>
          <table:table-cell office:value-type="float" office:value="47594260.810000002" table:style-name="ce17">
            <text:p>47.594.261<text:s/></text:p>
          </table:table-cell>
          <table:table-cell office:value-type="float" office:value="14387304.48" table:style-name="ce17">
            <text:p>14.387.30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7960298.75999999" table:style-name="ce17">
            <text:p>147.960.2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5282263.25999999" table:style-name="ce18">
            <text:p>335.282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983.64" table:style-name="ce17">
            <text:p>98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545717.9400000004" table:style-name="ce17">
            <text:p>5.545.718<text:s/></text:p>
          </table:table-cell>
          <table:table-cell office:value-type="float" office:value="5436.79" table:style-name="ce17">
            <text:p>5.437<text:s/></text:p>
          </table:table-cell>
          <table:table-cell office:value-type="float" office:value="42221957.07" table:style-name="ce17">
            <text:p>42.221.957<text:s/></text:p>
          </table:table-cell>
          <table:table-cell office:value-type="float" office:value="14586241.109999999" table:style-name="ce17">
            <text:p>14.586.241<text:s/></text:p>
          </table:table-cell>
          <table:table-cell office:value-type="float" office:value="1612457.49" table:style-name="ce17">
            <text:p>1.612.457<text:s/></text:p>
          </table:table-cell>
          <table:table-cell office:value-type="float" office:value="99093217.790000007" table:style-name="ce17">
            <text:p>99.093.218<text:s/></text:p>
          </table:table-cell>
          <table:table-cell office:value-type="float" office:value="4285437.03" table:style-name="ce17">
            <text:p>4.285.437<text:s/></text:p>
          </table:table-cell>
          <table:table-cell office:value-type="float" office:value="626257.53" table:style-name="ce17">
            <text:p>626.258<text:s/></text:p>
          </table:table-cell>
          <table:table-cell office:value-type="float" office:value="28536976.140000001" table:style-name="ce17">
            <text:p>28.536.976<text:s/></text:p>
          </table:table-cell>
          <table:table-cell office:value-type="float" office:value="208983.84" table:style-name="ce17">
            <text:p>208.984<text:s/></text:p>
          </table:table-cell>
          <table:table-cell office:value-type="float" office:value="594189.53" table:style-name="ce17">
            <text:p>594.190<text:s/></text:p>
          </table:table-cell>
          <table:table-cell office:value-type="float" office:value="1009017.5" table:style-name="ce17">
            <text:p>1.009.018<text:s/></text:p>
          </table:table-cell>
          <table:table-cell office:value-type="float" office:value="663471.31999999995" table:style-name="ce17">
            <text:p>663.471<text:s/></text:p>
          </table:table-cell>
          <table:table-cell office:value-type="float" office:value="37015123.079999998" table:style-name="ce17">
            <text:p>37.015.123<text:s/></text:p>
          </table:table-cell>
          <table:table-cell office:value-type="float" office:value="44464.34" table:style-name="ce17">
            <text:p>44.464<text:s/></text:p>
          </table:table-cell>
          <table:table-cell office:value-type="float" office:value="114151144.95" table:style-name="ce17">
            <text:p>114.151.145<text:s/></text:p>
          </table:table-cell>
          <table:table-cell office:value-type="float" office:value="106542454.03" table:style-name="ce17">
            <text:p>106.542.454<text:s/></text:p>
          </table:table-cell>
          <table:table-cell office:value-type="float" office:value="188685.24" table:style-name="ce17">
            <text:p>188.6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473.47" table:style-name="ce17">
            <text:p>26.473<text:s/></text:p>
          </table:table-cell>
          <table:table-cell office:value-type="float" office:value="121964750.06999999" table:style-name="ce17">
            <text:p>121.964.750<text:s/></text:p>
          </table:table-cell>
          <table:table-cell office:value-type="float" office:value="180618402.25999999" table:style-name="ce17">
            <text:p>180.618.402<text:s/></text:p>
          </table:table-cell>
          <table:table-cell office:value-type="float" office:value="321261.18" table:style-name="ce17">
            <text:p>321.261<text:s/></text:p>
          </table:table-cell>
          <table:table-cell office:value-type="float" office:value="536581031.69999999" table:style-name="ce17">
            <text:p>536.581.032<text:s/></text:p>
          </table:table-cell>
          <table:table-cell office:value-type="float" office:value="253.73" table:style-name="ce17">
            <text:p>254<text:s/></text:p>
          </table:table-cell>
          <table:table-cell office:value-type="float" office:value="1296444388.77" table:style-name="ce18">
            <text:p>1.296.444.3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4519.83" table:style-name="ce17">
            <text:p>14.520<text:s/></text:p>
          </table:table-cell>
          <table:table-cell office:value-type="float" office:value="6682120.6300000008" table:style-name="ce17">
            <text:p>6.682.121<text:s/></text:p>
          </table:table-cell>
          <table:table-cell office:value-type="float" office:value="2741108.5400000005" table:style-name="ce17">
            <text:p>2.741.109<text:s/></text:p>
          </table:table-cell>
          <table:table-cell office:value-type="float" office:value="55585.599999999999" table:style-name="ce17">
            <text:p>55.586<text:s/></text:p>
          </table:table-cell>
          <table:table-cell office:value-type="float" office:value="73352249.75" table:style-name="ce17">
            <text:p>73.352.250<text:s/></text:p>
          </table:table-cell>
          <table:table-cell office:value-type="float" office:value="8938890.5299999993" table:style-name="ce17">
            <text:p>8.938.891<text:s/></text:p>
          </table:table-cell>
          <table:table-cell office:value-type="float" office:value="4600281.6900000004" table:style-name="ce17">
            <text:p>4.600.282<text:s/></text:p>
          </table:table-cell>
          <table:table-cell office:value-type="float" office:value="30419677.150000002" table:style-name="ce17">
            <text:p>30.419.677<text:s/></text:p>
          </table:table-cell>
          <table:table-cell office:value-type="float" office:value="20024149.98" table:style-name="ce17">
            <text:p>20.024.150<text:s/></text:p>
          </table:table-cell>
          <table:table-cell office:value-type="float" office:value="561604.53" table:style-name="ce17">
            <text:p>561.605<text:s/></text:p>
          </table:table-cell>
          <table:table-cell office:value-type="float" office:value="106463745.02" table:style-name="ce17">
            <text:p>106.463.745<text:s/></text:p>
          </table:table-cell>
          <table:table-cell office:value-type="float" office:value="7199440.4799999995" table:style-name="ce17">
            <text:p>7.199.440<text:s/></text:p>
          </table:table-cell>
          <table:table-cell office:value-type="float" office:value="2734706.25" table:style-name="ce17">
            <text:p>2.734.706<text:s/></text:p>
          </table:table-cell>
          <table:table-cell office:value-type="float" office:value="4269614.5199999996" table:style-name="ce17">
            <text:p>4.269.615<text:s/></text:p>
          </table:table-cell>
          <table:table-cell office:value-type="float" office:value="2657363.64" table:style-name="ce17">
            <text:p>2.657.364<text:s/></text:p>
          </table:table-cell>
          <table:table-cell office:value-type="float" office:value="41479402.560000002" table:style-name="ce17">
            <text:p>41.479.403<text:s/></text:p>
          </table:table-cell>
          <table:table-cell office:value-type="float" office:value="2096030.32" table:style-name="ce17">
            <text:p>2.096.030<text:s/></text:p>
          </table:table-cell>
          <table:table-cell office:value-type="float" office:value="122254072.53" table:style-name="ce17">
            <text:p>122.254.073<text:s/></text:p>
          </table:table-cell>
          <table:table-cell office:value-type="float" office:value="98327968.610000014" table:style-name="ce17">
            <text:p>98.327.969<text:s/></text:p>
          </table:table-cell>
          <table:table-cell office:value-type="float" office:value="3626487.18" table:style-name="ce17">
            <text:p>3.626.487<text:s/></text:p>
          </table:table-cell>
          <table:table-cell office:value-type="float" office:value="2815718.2800000003" table:style-name="ce17">
            <text:p>2.815.718<text:s/></text:p>
          </table:table-cell>
          <table:table-cell office:value-type="float" office:value="19446.349999999999" table:style-name="ce17">
            <text:p>19.446<text:s/></text:p>
          </table:table-cell>
          <table:table-cell office:value-type="float" office:value="159938053.87" table:style-name="ce17">
            <text:p>159.938.054<text:s/></text:p>
          </table:table-cell>
          <table:table-cell office:value-type="float" office:value="131440757.51000001" table:style-name="ce17">
            <text:p>131.440.758<text:s/></text:p>
          </table:table-cell>
          <table:table-cell office:value-type="float" office:value="4597213.3500000006" table:style-name="ce17">
            <text:p>4.597.213<text:s/></text:p>
          </table:table-cell>
          <table:table-cell office:value-type="float" office:value="903399271.99000013" table:style-name="ce17">
            <text:p>903.399.272<text:s/></text:p>
          </table:table-cell>
          <table:table-cell office:value-type="float" office:value="513097.71" table:style-name="ce17">
            <text:p>513.098<text:s/></text:p>
          </table:table-cell>
          <table:table-cell office:value-type="float" office:value="1741222578.4000001" table:style-name="ce18">
            <text:p>1.741.222.5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9338630.460000001" table:style-name="ce17">
            <text:p>19.338.630<text:s/></text:p>
          </table:table-cell>
          <table:table-cell office:value-type="float" office:value="60143295.549999997" table:style-name="ce17">
            <text:p>60.143.296<text:s/></text:p>
          </table:table-cell>
          <table:table-cell office:value-type="float" office:value="217831288.78999999" table:style-name="ce17">
            <text:p>217.831.289<text:s/></text:p>
          </table:table-cell>
          <table:table-cell office:value-type="float" office:value="13352523.300000001" table:style-name="ce17">
            <text:p>13.352.523<text:s/></text:p>
          </table:table-cell>
          <table:table-cell office:value-type="float" office:value="352748273.38" table:style-name="ce17">
            <text:p>352.748.273<text:s/></text:p>
          </table:table-cell>
          <table:table-cell office:value-type="float" office:value="271311050.81999999" table:style-name="ce17">
            <text:p>271.311.051<text:s/></text:p>
          </table:table-cell>
          <table:table-cell office:value-type="float" office:value="3752531493.4200001" table:style-name="ce17">
            <text:p>3.752.531.493<text:s/></text:p>
          </table:table-cell>
          <table:table-cell office:value-type="float" office:value="214760467.50999999" table:style-name="ce17">
            <text:p>214.760.468<text:s/></text:p>
          </table:table-cell>
          <table:table-cell office:value-type="float" office:value="258055631.5" table:style-name="ce17">
            <text:p>258.055.632<text:s/></text:p>
          </table:table-cell>
          <table:table-cell office:value-type="float" office:value="86381685.519999996" table:style-name="ce17">
            <text:p>86.381.686<text:s/></text:p>
          </table:table-cell>
          <table:table-cell office:value-type="float" office:value="1084975212.46" table:style-name="ce17">
            <text:p>1.084.975.212<text:s/></text:p>
          </table:table-cell>
          <table:table-cell office:value-type="float" office:value="115096893.08" table:style-name="ce17">
            <text:p>115.096.893<text:s/></text:p>
          </table:table-cell>
          <table:table-cell office:value-type="float" office:value="149059993.65000001" table:style-name="ce17">
            <text:p>149.059.994<text:s/></text:p>
          </table:table-cell>
          <table:table-cell office:value-type="float" office:value="166539364.66" table:style-name="ce17">
            <text:p>166.539.365<text:s/></text:p>
          </table:table-cell>
          <table:table-cell office:value-type="float" office:value="98746451.239999995" table:style-name="ce17">
            <text:p>98.746.451<text:s/></text:p>
          </table:table-cell>
          <table:table-cell office:value-type="float" office:value="315232755.61000001" table:style-name="ce17">
            <text:p>315.232.756<text:s/></text:p>
          </table:table-cell>
          <table:table-cell office:value-type="float" office:value="62776834.119999997" table:style-name="ce17">
            <text:p>62.776.834<text:s/></text:p>
          </table:table-cell>
          <table:table-cell office:value-type="float" office:value="869668795.39999998" table:style-name="ce17">
            <text:p>869.668.795<text:s/></text:p>
          </table:table-cell>
          <table:table-cell office:value-type="float" office:value="4171106162.4099998" table:style-name="ce17">
            <text:p>4.171.106.162<text:s/></text:p>
          </table:table-cell>
          <table:table-cell office:value-type="float" office:value="90691143.989999995" table:style-name="ce17">
            <text:p>90.691.144<text:s/></text:p>
          </table:table-cell>
          <table:table-cell office:value-type="float" office:value="44472801.530000001" table:style-name="ce17">
            <text:p>44.472.802<text:s/></text:p>
          </table:table-cell>
          <table:table-cell office:value-type="float" office:value="17945326.68" table:style-name="ce17">
            <text:p>17.945.327<text:s/></text:p>
          </table:table-cell>
          <table:table-cell office:value-type="float" office:value="1015597412.42" table:style-name="ce17">
            <text:p>1.015.597.412<text:s/></text:p>
          </table:table-cell>
          <table:table-cell office:value-type="float" office:value="535399445.94999999" table:style-name="ce17">
            <text:p>535.399.446<text:s/></text:p>
          </table:table-cell>
          <table:table-cell office:value-type="float" office:value="64972227.719999999" table:style-name="ce17">
            <text:p>64.972.228<text:s/></text:p>
          </table:table-cell>
          <table:table-cell office:value-type="float" office:value="10872634895.799999" table:style-name="ce17">
            <text:p>10.872.634.896<text:s/></text:p>
          </table:table-cell>
          <table:table-cell office:value-type="float" office:value="31040401.43" table:style-name="ce17">
            <text:p>31.040.401<text:s/></text:p>
          </table:table-cell>
          <table:table-cell office:value-type="float" office:value="24952410458.400002" table:style-name="ce18">
            <text:p>24.952.410.4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609409.75" table:style-name="ce17">
            <text:p>5.609.410<text:s/></text:p>
          </table:table-cell>
          <table:table-cell office:value-type="float" office:value="16920441.280000001" table:style-name="ce17">
            <text:p>16.920.441<text:s/></text:p>
          </table:table-cell>
          <table:table-cell office:value-type="float" office:value="17605769.129999999" table:style-name="ce17">
            <text:p>17.605.769<text:s/></text:p>
          </table:table-cell>
          <table:table-cell office:value-type="float" office:value="3921219.01" table:style-name="ce17">
            <text:p>3.921.219<text:s/></text:p>
          </table:table-cell>
          <table:table-cell office:value-type="float" office:value="68374680.159999996" table:style-name="ce17">
            <text:p>68.374.680<text:s/></text:p>
          </table:table-cell>
          <table:table-cell office:value-type="float" office:value="42852388.219999999" table:style-name="ce17">
            <text:p>42.852.388<text:s/></text:p>
          </table:table-cell>
          <table:table-cell office:value-type="float" office:value="54840446.120000005" table:style-name="ce17">
            <text:p>54.840.446<text:s/></text:p>
          </table:table-cell>
          <table:table-cell office:value-type="float" office:value="41280832.670000002" table:style-name="ce17">
            <text:p>41.280.833<text:s/></text:p>
          </table:table-cell>
          <table:table-cell office:value-type="float" office:value="58206564.490000002" table:style-name="ce17">
            <text:p>58.206.564<text:s/></text:p>
          </table:table-cell>
          <table:table-cell office:value-type="float" office:value="26337995.079999998" table:style-name="ce17">
            <text:p>26.337.995<text:s/></text:p>
          </table:table-cell>
          <table:table-cell office:value-type="float" office:value="216426146.09999999" table:style-name="ce17">
            <text:p>216.426.146<text:s/></text:p>
          </table:table-cell>
          <table:table-cell office:value-type="float" office:value="33647636.299999997" table:style-name="ce17">
            <text:p>33.647.636<text:s/></text:p>
          </table:table-cell>
          <table:table-cell office:value-type="float" office:value="29160869.239999998" table:style-name="ce17">
            <text:p>29.160.869<text:s/></text:p>
          </table:table-cell>
          <table:table-cell office:value-type="float" office:value="31182601.039999999" table:style-name="ce17">
            <text:p>31.182.601<text:s/></text:p>
          </table:table-cell>
          <table:table-cell office:value-type="float" office:value="23576100.57" table:style-name="ce17">
            <text:p>23.576.101<text:s/></text:p>
          </table:table-cell>
          <table:table-cell office:value-type="float" office:value="55846546.899999999" table:style-name="ce17">
            <text:p>55.846.547<text:s/></text:p>
          </table:table-cell>
          <table:table-cell office:value-type="float" office:value="17439411.510000002" table:style-name="ce17">
            <text:p>17.439.412<text:s/></text:p>
          </table:table-cell>
          <table:table-cell office:value-type="float" office:value="134946337.02000001" table:style-name="ce17">
            <text:p>134.946.337<text:s/></text:p>
          </table:table-cell>
          <table:table-cell office:value-type="float" office:value="335337378.05000001" table:style-name="ce17">
            <text:p>335.337.378<text:s/></text:p>
          </table:table-cell>
          <table:table-cell office:value-type="float" office:value="22885399" table:style-name="ce17">
            <text:p>22.885.399<text:s/></text:p>
          </table:table-cell>
          <table:table-cell office:value-type="float" office:value="10466131.08" table:style-name="ce17">
            <text:p>10.466.131<text:s/></text:p>
          </table:table-cell>
          <table:table-cell office:value-type="float" office:value="3788153.05" table:style-name="ce17">
            <text:p>3.788.153<text:s/></text:p>
          </table:table-cell>
          <table:table-cell office:value-type="float" office:value="159223994.93000001" table:style-name="ce17">
            <text:p>159.223.995<text:s/></text:p>
          </table:table-cell>
          <table:table-cell office:value-type="float" office:value="74248669.579999998" table:style-name="ce17">
            <text:p>74.248.670<text:s/></text:p>
          </table:table-cell>
          <table:table-cell office:value-type="float" office:value="20771154.100000001" table:style-name="ce17">
            <text:p>20.771.154<text:s/></text:p>
          </table:table-cell>
          <table:table-cell office:value-type="float" office:value="879406207.38999999" table:style-name="ce17">
            <text:p>879.406.207<text:s/></text:p>
          </table:table-cell>
          <table:table-cell office:value-type="float" office:value="7107767.4699999997" table:style-name="ce17">
            <text:p>7.107.767<text:s/></text:p>
          </table:table-cell>
          <table:table-cell office:value-type="float" office:value="2391410249.2399993" table:style-name="ce18">
            <text:p>2.391.410.2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204916.3099999996" table:style-name="ce17">
            <text:p>5.204.916<text:s/></text:p>
          </table:table-cell>
          <table:table-cell office:value-type="float" office:value="14887732.710000001" table:style-name="ce17">
            <text:p>14.887.733<text:s/></text:p>
          </table:table-cell>
          <table:table-cell office:value-type="float" office:value="110714857.11" table:style-name="ce17">
            <text:p>110.714.857<text:s/></text:p>
          </table:table-cell>
          <table:table-cell office:value-type="float" office:value="4425649.3" table:style-name="ce17">
            <text:p>4.425.649<text:s/></text:p>
          </table:table-cell>
          <table:table-cell office:value-type="float" office:value="109032346.65000001" table:style-name="ce17">
            <text:p>109.032.347<text:s/></text:p>
          </table:table-cell>
          <table:table-cell office:value-type="float" office:value="76392688.159999996" table:style-name="ce17">
            <text:p>76.392.688<text:s/></text:p>
          </table:table-cell>
          <table:table-cell office:value-type="float" office:value="501581671.29000002" table:style-name="ce17">
            <text:p>501.581.671<text:s/></text:p>
          </table:table-cell>
          <table:table-cell office:value-type="float" office:value="65751517.060000002" table:style-name="ce17">
            <text:p>65.751.517<text:s/></text:p>
          </table:table-cell>
          <table:table-cell office:value-type="float" office:value="82458489.530000001" table:style-name="ce17">
            <text:p>82.458.490<text:s/></text:p>
          </table:table-cell>
          <table:table-cell office:value-type="float" office:value="27839045.710000001" table:style-name="ce17">
            <text:p>27.839.046<text:s/></text:p>
          </table:table-cell>
          <table:table-cell office:value-type="float" office:value="341045429.57999998" table:style-name="ce17">
            <text:p>341.045.430<text:s/></text:p>
          </table:table-cell>
          <table:table-cell office:value-type="float" office:value="34341647.899999999" table:style-name="ce17">
            <text:p>34.341.648<text:s/></text:p>
          </table:table-cell>
          <table:table-cell office:value-type="float" office:value="51566061.18" table:style-name="ce17">
            <text:p>51.566.061<text:s/></text:p>
          </table:table-cell>
          <table:table-cell office:value-type="float" office:value="63049805.950000003" table:style-name="ce17">
            <text:p>63.049.806<text:s/></text:p>
          </table:table-cell>
          <table:table-cell office:value-type="float" office:value="24070364.219999999" table:style-name="ce17">
            <text:p>24.070.364<text:s/></text:p>
          </table:table-cell>
          <table:table-cell office:value-type="float" office:value="104763695.36" table:style-name="ce17">
            <text:p>104.763.695<text:s/></text:p>
          </table:table-cell>
          <table:table-cell office:value-type="float" office:value="20110562.280000001" table:style-name="ce17">
            <text:p>20.110.562<text:s/></text:p>
          </table:table-cell>
          <table:table-cell office:value-type="float" office:value="350807087.72000003" table:style-name="ce17">
            <text:p>350.807.088<text:s/></text:p>
          </table:table-cell>
          <table:table-cell office:value-type="float" office:value="1712011992.4300001" table:style-name="ce17">
            <text:p>1.712.011.992<text:s/></text:p>
          </table:table-cell>
          <table:table-cell office:value-type="float" office:value="22504788.460000001" table:style-name="ce17">
            <text:p>22.504.788<text:s/></text:p>
          </table:table-cell>
          <table:table-cell office:value-type="float" office:value="15147483.1" table:style-name="ce17">
            <text:p>15.147.483<text:s/></text:p>
          </table:table-cell>
          <table:table-cell office:value-type="float" office:value="5108995.53" table:style-name="ce17">
            <text:p>5.108.996<text:s/></text:p>
          </table:table-cell>
          <table:table-cell office:value-type="float" office:value="350545412.24000001" table:style-name="ce17">
            <text:p>350.545.412<text:s/></text:p>
          </table:table-cell>
          <table:table-cell office:value-type="float" office:value="213735894.91" table:style-name="ce17">
            <text:p>213.735.895<text:s/></text:p>
          </table:table-cell>
          <table:table-cell office:value-type="float" office:value="15586090.220000001" table:style-name="ce17">
            <text:p>15.586.090<text:s/></text:p>
          </table:table-cell>
          <table:table-cell office:value-type="float" office:value="3726081924.5700002" table:style-name="ce17">
            <text:p>3.726.081.925<text:s/></text:p>
          </table:table-cell>
          <table:table-cell office:value-type="float" office:value="12301801.99" table:style-name="ce17">
            <text:p>12.301.802<text:s/></text:p>
          </table:table-cell>
          <table:table-cell office:value-type="float" office:value="8061067951.4699993" table:style-name="ce18">
            <text:p>8.061.067.9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30546.45" table:style-name="ce17">
            <text:p>30.546<text:s/></text:p>
          </table:table-cell>
          <table:table-cell office:value-type="float" office:value="213842.61" table:style-name="ce17">
            <text:p>213.843<text:s/></text:p>
          </table:table-cell>
          <table:table-cell office:value-type="float" office:value="2640.14" table:style-name="ce17">
            <text:p>2.640<text:s/></text:p>
          </table:table-cell>
          <table:table-cell office:value-type="float" office:value="468663.76" table:style-name="ce17">
            <text:p>468.664<text:s/></text:p>
          </table:table-cell>
          <table:table-cell office:value-type="float" office:value="102164.68" table:style-name="ce17">
            <text:p>102.165<text:s/></text:p>
          </table:table-cell>
          <table:table-cell office:value-type="float" office:value="134132856.28" table:style-name="ce17">
            <text:p>134.132.856<text:s/></text:p>
          </table:table-cell>
          <table:table-cell office:value-type="float" office:value="2773106.28" table:style-name="ce17">
            <text:p>2.773.106<text:s/></text:p>
          </table:table-cell>
          <table:table-cell office:value-type="float" office:value="1098942.22" table:style-name="ce17">
            <text:p>1.098.942<text:s/></text:p>
          </table:table-cell>
          <table:table-cell office:value-type="float" office:value="440.03" table:style-name="ce17">
            <text:p>440<text:s/></text:p>
          </table:table-cell>
          <table:table-cell office:value-type="float" office:value="12340079.289999999" table:style-name="ce17">
            <text:p>12.340.079<text:s/></text:p>
          </table:table-cell>
          <table:table-cell office:value-type="float" office:value="95842.95" table:style-name="ce17">
            <text:p>95.843<text:s/></text:p>
          </table:table-cell>
          <table:table-cell office:value-type="float" office:value="277020.26" table:style-name="ce17">
            <text:p>277.020<text:s/></text:p>
          </table:table-cell>
          <table:table-cell office:value-type="float" office:value="19736355.489999998" table:style-name="ce17">
            <text:p>19.736.355<text:s/></text:p>
          </table:table-cell>
          <table:table-cell office:value-type="float" office:value="4748.46" table:style-name="ce17">
            <text:p>4.748<text:s/></text:p>
          </table:table-cell>
          <table:table-cell office:value-type="float" office:value="7507240.7400000002" table:style-name="ce17">
            <text:p>7.507.241<text:s/></text:p>
          </table:table-cell>
          <table:table-cell office:value-type="float" office:value="6724.42" table:style-name="ce17">
            <text:p>6.724<text:s/></text:p>
          </table:table-cell>
          <table:table-cell office:value-type="float" office:value="53214530.030000001" table:style-name="ce17">
            <text:p>53.214.530<text:s/></text:p>
          </table:table-cell>
          <table:table-cell office:value-type="float" office:value="165320741.81" table:style-name="ce17">
            <text:p>165.320.742<text:s/></text:p>
          </table:table-cell>
          <table:table-cell office:value-type="float" office:value="289500.46000000002" table:style-name="ce17">
            <text:p>289.500<text:s/></text:p>
          </table:table-cell>
          <table:table-cell office:value-type="float" office:value="21562.23" table:style-name="ce17">
            <text:p>21.5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711000.560000002" table:style-name="ce17">
            <text:p>48.711.001<text:s/></text:p>
          </table:table-cell>
          <table:table-cell office:value-type="float" office:value="1308776.52" table:style-name="ce17">
            <text:p>1.308.777<text:s/></text:p>
          </table:table-cell>
          <table:table-cell office:value-type="float" office:value="765951.73" table:style-name="ce17">
            <text:p>765.952<text:s/></text:p>
          </table:table-cell>
          <table:table-cell office:value-type="float" office:value="1155131271.55" table:style-name="ce17">
            <text:p>1.155.131.272<text:s/></text:p>
          </table:table-cell>
          <table:table-cell office:value-type="float" office:value="7549.96" table:style-name="ce17">
            <text:p>7.550<text:s/></text:p>
          </table:table-cell>
          <table:table-cell office:value-type="float" office:value="1603562098.9099998" table:style-name="ce18">
            <text:p>1.603.562.0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204916.3099999996" table:style-name="ce17">
            <text:p>5.204.916<text:s/></text:p>
          </table:table-cell>
          <table:table-cell office:value-type="float" office:value="14857186.260000002" table:style-name="ce17">
            <text:p>14.857.186<text:s/></text:p>
          </table:table-cell>
          <table:table-cell office:value-type="float" office:value="110501014.5" table:style-name="ce17">
            <text:p>110.501.015<text:s/></text:p>
          </table:table-cell>
          <table:table-cell office:value-type="float" office:value="4423009.1599999992" table:style-name="ce17">
            <text:p>4.423.009<text:s/></text:p>
          </table:table-cell>
          <table:table-cell office:value-type="float" office:value="108563682.89" table:style-name="ce17">
            <text:p>108.563.683<text:s/></text:p>
          </table:table-cell>
          <table:table-cell office:value-type="float" office:value="76290523.479999989" table:style-name="ce17">
            <text:p>76.290.523<text:s/></text:p>
          </table:table-cell>
          <table:table-cell office:value-type="float" office:value="367448815.01000005" table:style-name="ce17">
            <text:p>367.448.815<text:s/></text:p>
          </table:table-cell>
          <table:table-cell office:value-type="float" office:value="62978410.780000001" table:style-name="ce17">
            <text:p>62.978.411<text:s/></text:p>
          </table:table-cell>
          <table:table-cell office:value-type="float" office:value="81359547.310000002" table:style-name="ce17">
            <text:p>81.359.547<text:s/></text:p>
          </table:table-cell>
          <table:table-cell office:value-type="float" office:value="27838605.679999996" table:style-name="ce17">
            <text:p>27.838.606<text:s/></text:p>
          </table:table-cell>
          <table:table-cell office:value-type="float" office:value="328705350.29000002" table:style-name="ce17">
            <text:p>328.705.350<text:s/></text:p>
          </table:table-cell>
          <table:table-cell office:value-type="float" office:value="34245804.949999996" table:style-name="ce17">
            <text:p>34.245.805<text:s/></text:p>
          </table:table-cell>
          <table:table-cell office:value-type="float" office:value="51289040.919999994" table:style-name="ce17">
            <text:p>51.289.041<text:s/></text:p>
          </table:table-cell>
          <table:table-cell office:value-type="float" office:value="43313450.460000001" table:style-name="ce17">
            <text:p>43.313.450<text:s/></text:p>
          </table:table-cell>
          <table:table-cell office:value-type="float" office:value="24065615.760000002" table:style-name="ce17">
            <text:p>24.065.616<text:s/></text:p>
          </table:table-cell>
          <table:table-cell office:value-type="float" office:value="97256454.620000005" table:style-name="ce17">
            <text:p>97.256.455<text:s/></text:p>
          </table:table-cell>
          <table:table-cell office:value-type="float" office:value="20103837.859999999" table:style-name="ce17">
            <text:p>20.103.838<text:s/></text:p>
          </table:table-cell>
          <table:table-cell office:value-type="float" office:value="297592557.68999994" table:style-name="ce17">
            <text:p>297.592.558<text:s/></text:p>
          </table:table-cell>
          <table:table-cell office:value-type="float" office:value="1546691250.6200001" table:style-name="ce17">
            <text:p>1.546.691.251<text:s/></text:p>
          </table:table-cell>
          <table:table-cell office:value-type="float" office:value="22215288" table:style-name="ce17">
            <text:p>22.215.288<text:s/></text:p>
          </table:table-cell>
          <table:table-cell office:value-type="float" office:value="15125920.870000001" table:style-name="ce17">
            <text:p>15.125.921<text:s/></text:p>
          </table:table-cell>
          <table:table-cell office:value-type="float" office:value="5108995.5299999993" table:style-name="ce17">
            <text:p>5.108.996<text:s/></text:p>
          </table:table-cell>
          <table:table-cell office:value-type="float" office:value="301834411.68000001" table:style-name="ce17">
            <text:p>301.834.412<text:s/></text:p>
          </table:table-cell>
          <table:table-cell office:value-type="float" office:value="212427118.38999999" table:style-name="ce17">
            <text:p>212.427.118<text:s/></text:p>
          </table:table-cell>
          <table:table-cell office:value-type="float" office:value="14820138.489999998" table:style-name="ce17">
            <text:p>14.820.138<text:s/></text:p>
          </table:table-cell>
          <table:table-cell office:value-type="float" office:value="2570950653.02" table:style-name="ce17">
            <text:p>2.570.950.653<text:s/></text:p>
          </table:table-cell>
          <table:table-cell office:value-type="float" office:value="12294252.029999999" table:style-name="ce17">
            <text:p>12.294.252<text:s/></text:p>
          </table:table-cell>
          <table:table-cell office:value-type="float" office:value="6457505852.5599995" table:style-name="ce18">
            <text:p>6.457.505.8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524304.4000000004" table:style-name="ce17">
            <text:p>8.524.304<text:s/></text:p>
          </table:table-cell>
          <table:table-cell office:value-type="float" office:value="28335121.559999999" table:style-name="ce17">
            <text:p>28.335.122<text:s/></text:p>
          </table:table-cell>
          <table:table-cell office:value-type="float" office:value="89510662.549999997" table:style-name="ce17">
            <text:p>89.510.663<text:s/></text:p>
          </table:table-cell>
          <table:table-cell office:value-type="float" office:value="5005654.99" table:style-name="ce17">
            <text:p>5.005.655<text:s/></text:p>
          </table:table-cell>
          <table:table-cell office:value-type="float" office:value="175341246.56999999" table:style-name="ce17">
            <text:p>175.341.247<text:s/></text:p>
          </table:table-cell>
          <table:table-cell office:value-type="float" office:value="152065974.44" table:style-name="ce17">
            <text:p>152.065.974<text:s/></text:p>
          </table:table-cell>
          <table:table-cell office:value-type="float" office:value="3196109376.0099998" table:style-name="ce17">
            <text:p>3.196.109.376<text:s/></text:p>
          </table:table-cell>
          <table:table-cell office:value-type="float" office:value="107728117.78" table:style-name="ce17">
            <text:p>107.728.118<text:s/></text:p>
          </table:table-cell>
          <table:table-cell office:value-type="float" office:value="117390577.48" table:style-name="ce17">
            <text:p>117.390.577<text:s/></text:p>
          </table:table-cell>
          <table:table-cell office:value-type="float" office:value="32204644.73" table:style-name="ce17">
            <text:p>32.204.645<text:s/></text:p>
          </table:table-cell>
          <table:table-cell office:value-type="float" office:value="527503636.77999997" table:style-name="ce17">
            <text:p>527.503.637<text:s/></text:p>
          </table:table-cell>
          <table:table-cell office:value-type="float" office:value="47107608.880000003" table:style-name="ce17">
            <text:p>47.107.609<text:s/></text:p>
          </table:table-cell>
          <table:table-cell office:value-type="float" office:value="68333063.230000004" table:style-name="ce17">
            <text:p>68.333.063<text:s/></text:p>
          </table:table-cell>
          <table:table-cell office:value-type="float" office:value="72306957.670000002" table:style-name="ce17">
            <text:p>72.306.958<text:s/></text:p>
          </table:table-cell>
          <table:table-cell office:value-type="float" office:value="51099986.450000003" table:style-name="ce17">
            <text:p>51.099.986<text:s/></text:p>
          </table:table-cell>
          <table:table-cell office:value-type="float" office:value="154622513.34999999" table:style-name="ce17">
            <text:p>154.622.513<text:s/></text:p>
          </table:table-cell>
          <table:table-cell office:value-type="float" office:value="25226860.329999998" table:style-name="ce17">
            <text:p>25.226.860<text:s/></text:p>
          </table:table-cell>
          <table:table-cell office:value-type="float" office:value="383915370.66000003" table:style-name="ce17">
            <text:p>383.915.371<text:s/></text:p>
          </table:table-cell>
          <table:table-cell office:value-type="float" office:value="2123756791.9300001" table:style-name="ce17">
            <text:p>2.123.756.792<text:s/></text:p>
          </table:table-cell>
          <table:table-cell office:value-type="float" office:value="45300956.530000001" table:style-name="ce17">
            <text:p>45.300.957<text:s/></text:p>
          </table:table-cell>
          <table:table-cell office:value-type="float" office:value="18859187.350000001" table:style-name="ce17">
            <text:p>18.859.187<text:s/></text:p>
          </table:table-cell>
          <table:table-cell office:value-type="float" office:value="9048178.0999999996" table:style-name="ce17">
            <text:p>9.048.178<text:s/></text:p>
          </table:table-cell>
          <table:table-cell office:value-type="float" office:value="505828005.25" table:style-name="ce17">
            <text:p>505.828.005<text:s/></text:p>
          </table:table-cell>
          <table:table-cell office:value-type="float" office:value="247414881.46000001" table:style-name="ce17">
            <text:p>247.414.881<text:s/></text:p>
          </table:table-cell>
          <table:table-cell office:value-type="float" office:value="28614983.399999999" table:style-name="ce17">
            <text:p>28.614.983<text:s/></text:p>
          </table:table-cell>
          <table:table-cell office:value-type="float" office:value="6267146763.8400002" table:style-name="ce17">
            <text:p>6.267.146.764<text:s/></text:p>
          </table:table-cell>
          <table:table-cell office:value-type="float" office:value="11630831.970000001" table:style-name="ce17">
            <text:p>11.630.832<text:s/></text:p>
          </table:table-cell>
          <table:table-cell office:value-type="float" office:value="14499932257.690001" table:style-name="ce18">
            <text:p>14.499.932.2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950391.2400000002" table:style-name="ce17">
            <text:p>7.950.391<text:s/></text:p>
          </table:table-cell>
          <table:table-cell office:value-type="float" office:value="25539897.52" table:style-name="ce17">
            <text:p>25.539.898<text:s/></text:p>
          </table:table-cell>
          <table:table-cell office:value-type="float" office:value="68694961.280000001" table:style-name="ce17">
            <text:p>68.694.961<text:s/></text:p>
          </table:table-cell>
          <table:table-cell office:value-type="float" office:value="4319197.6399999997" table:style-name="ce17">
            <text:p>4.319.198<text:s/></text:p>
          </table:table-cell>
          <table:table-cell office:value-type="float" office:value="139446945.40000001" table:style-name="ce17">
            <text:p>139.446.945<text:s/></text:p>
          </table:table-cell>
          <table:table-cell office:value-type="float" office:value="113538252.76000001" table:style-name="ce17">
            <text:p>113.538.253<text:s/></text:p>
          </table:table-cell>
          <table:table-cell office:value-type="float" office:value="2517758580.3099999" table:style-name="ce17">
            <text:p>2.517.758.580<text:s/></text:p>
          </table:table-cell>
          <table:table-cell office:value-type="float" office:value="74638775.870000005" table:style-name="ce17">
            <text:p>74.638.776<text:s/></text:p>
          </table:table-cell>
          <table:table-cell office:value-type="float" office:value="94391767.069999993" table:style-name="ce17">
            <text:p>94.391.767<text:s/></text:p>
          </table:table-cell>
          <table:table-cell office:value-type="float" office:value="28668402.390000001" table:style-name="ce17">
            <text:p>28.668.402<text:s/></text:p>
          </table:table-cell>
          <table:table-cell office:value-type="float" office:value="375176303.43000001" table:style-name="ce17">
            <text:p>375.176.303<text:s/></text:p>
          </table:table-cell>
          <table:table-cell office:value-type="float" office:value="37899653.450000003" table:style-name="ce17">
            <text:p>37.899.653<text:s/></text:p>
          </table:table-cell>
          <table:table-cell office:value-type="float" office:value="55094188.799999997" table:style-name="ce17">
            <text:p>55.094.189<text:s/></text:p>
          </table:table-cell>
          <table:table-cell office:value-type="float" office:value="61264827.25" table:style-name="ce17">
            <text:p>61.264.827<text:s/></text:p>
          </table:table-cell>
          <table:table-cell office:value-type="float" office:value="47894593.520000003" table:style-name="ce17">
            <text:p>47.894.594<text:s/></text:p>
          </table:table-cell>
          <table:table-cell office:value-type="float" office:value="123421459.56999999" table:style-name="ce17">
            <text:p>123.421.460<text:s/></text:p>
          </table:table-cell>
          <table:table-cell office:value-type="float" office:value="21890326.170000002" table:style-name="ce17">
            <text:p>21.890.326<text:s/></text:p>
          </table:table-cell>
          <table:table-cell office:value-type="float" office:value="265742581.31999999" table:style-name="ce17">
            <text:p>265.742.581<text:s/></text:p>
          </table:table-cell>
          <table:table-cell office:value-type="float" office:value="1040795453.4" table:style-name="ce17">
            <text:p>1.040.795.453<text:s/></text:p>
          </table:table-cell>
          <table:table-cell office:value-type="float" office:value="40904075.560000002" table:style-name="ce17">
            <text:p>40.904.076<text:s/></text:p>
          </table:table-cell>
          <table:table-cell office:value-type="float" office:value="16483811.48" table:style-name="ce17">
            <text:p>16.483.811<text:s/></text:p>
          </table:table-cell>
          <table:table-cell office:value-type="float" office:value="8615015.5999999996" table:style-name="ce17">
            <text:p>8.615.016<text:s/></text:p>
          </table:table-cell>
          <table:table-cell office:value-type="float" office:value="360152719.67000002" table:style-name="ce17">
            <text:p>360.152.720<text:s/></text:p>
          </table:table-cell>
          <table:table-cell office:value-type="float" office:value="181936059.12" table:style-name="ce17">
            <text:p>181.936.059<text:s/></text:p>
          </table:table-cell>
          <table:table-cell office:value-type="float" office:value="24783111.460000001" table:style-name="ce17">
            <text:p>24.783.111<text:s/></text:p>
          </table:table-cell>
          <table:table-cell office:value-type="float" office:value="2618552929.5900002" table:style-name="ce17">
            <text:p>2.618.552.930<text:s/></text:p>
          </table:table-cell>
          <table:table-cell office:value-type="float" office:value="10084825.43" table:style-name="ce17">
            <text:p>10.084.825<text:s/></text:p>
          </table:table-cell>
          <table:table-cell office:value-type="float" office:value="8365639106.3000011" table:style-name="ce18">
            <text:p>8.365.639.1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2252.4" table:style-name="ce17">
            <text:p>232.252<text:s/></text:p>
          </table:table-cell>
          <table:table-cell office:value-type="float" office:value="1159775.52" table:style-name="ce17">
            <text:p>1.159.776<text:s/></text:p>
          </table:table-cell>
          <table:table-cell office:value-type="float" office:value="5443844.2599999998" table:style-name="ce17">
            <text:p>5.443.844<text:s/></text:p>
          </table:table-cell>
          <table:table-cell office:value-type="float" office:value="84331.06" table:style-name="ce17">
            <text:p>84.331<text:s/></text:p>
          </table:table-cell>
          <table:table-cell office:value-type="float" office:value="8156503.5499999998" table:style-name="ce17">
            <text:p>8.156.504<text:s/></text:p>
          </table:table-cell>
          <table:table-cell office:value-type="float" office:value="15920175.4" table:style-name="ce17">
            <text:p>15.920.175<text:s/></text:p>
          </table:table-cell>
          <table:table-cell office:value-type="float" office:value="393586949.44" table:style-name="ce17">
            <text:p>393.586.949<text:s/></text:p>
          </table:table-cell>
          <table:table-cell office:value-type="float" office:value="13006020.800000001" table:style-name="ce17">
            <text:p>13.006.021<text:s/></text:p>
          </table:table-cell>
          <table:table-cell office:value-type="float" office:value="12668424.58" table:style-name="ce17">
            <text:p>12.668.425<text:s/></text:p>
          </table:table-cell>
          <table:table-cell office:value-type="float" office:value="1150170.3999999999" table:style-name="ce17">
            <text:p>1.150.170<text:s/></text:p>
          </table:table-cell>
          <table:table-cell office:value-type="float" office:value="86100412.280000001" table:style-name="ce17">
            <text:p>86.100.412<text:s/></text:p>
          </table:table-cell>
          <table:table-cell office:value-type="float" office:value="4024628.81" table:style-name="ce17">
            <text:p>4.024.629<text:s/></text:p>
          </table:table-cell>
          <table:table-cell office:value-type="float" office:value="7003868.5800000001" table:style-name="ce17">
            <text:p>7.003.869<text:s/></text:p>
          </table:table-cell>
          <table:table-cell office:value-type="float" office:value="5897197.1100000003" table:style-name="ce17">
            <text:p>5.897.197<text:s/></text:p>
          </table:table-cell>
          <table:table-cell office:value-type="float" office:value="1350961.01" table:style-name="ce17">
            <text:p>1.350.961<text:s/></text:p>
          </table:table-cell>
          <table:table-cell office:value-type="float" office:value="15255488.24" table:style-name="ce17">
            <text:p>15.255.488<text:s/></text:p>
          </table:table-cell>
          <table:table-cell office:value-type="float" office:value="1856253.13" table:style-name="ce17">
            <text:p>1.856.253<text:s/></text:p>
          </table:table-cell>
          <table:table-cell office:value-type="float" office:value="57217561.289999999" table:style-name="ce17">
            <text:p>57.217.561<text:s/></text:p>
          </table:table-cell>
          <table:table-cell office:value-type="float" office:value="616975406.11000001" table:style-name="ce17">
            <text:p>616.975.406<text:s/></text:p>
          </table:table-cell>
          <table:table-cell office:value-type="float" office:value="1724873.31" table:style-name="ce17">
            <text:p>1.724.873<text:s/></text:p>
          </table:table-cell>
          <table:table-cell office:value-type="float" office:value="1550518.79" table:style-name="ce17">
            <text:p>1.550.519<text:s/></text:p>
          </table:table-cell>
          <table:table-cell office:value-type="float" office:value="132557.57" table:style-name="ce17">
            <text:p>132.558<text:s/></text:p>
          </table:table-cell>
          <table:table-cell office:value-type="float" office:value="83440555.25" table:style-name="ce17">
            <text:p>83.440.555<text:s/></text:p>
          </table:table-cell>
          <table:table-cell office:value-type="float" office:value="36637651.740000002" table:style-name="ce17">
            <text:p>36.637.652<text:s/></text:p>
          </table:table-cell>
          <table:table-cell office:value-type="float" office:value="1957718.54" table:style-name="ce17">
            <text:p>1.957.719<text:s/></text:p>
          </table:table-cell>
          <table:table-cell office:value-type="float" office:value="2156358751.5900002" table:style-name="ce17">
            <text:p>2.156.358.752<text:s/></text:p>
          </table:table-cell>
          <table:table-cell office:value-type="float" office:value="517933.34" table:style-name="ce17">
            <text:p>517.933<text:s/></text:p>
          </table:table-cell>
          <table:table-cell office:value-type="float" office:value="3529410784.0999999" table:style-name="ce18">
            <text:p>3.529.410.7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4528.61" table:style-name="ce17">
            <text:p>54.529<text:s/></text:p>
          </table:table-cell>
          <table:table-cell office:value-type="float" office:value="100086.32" table:style-name="ce17">
            <text:p>100.086<text:s/></text:p>
          </table:table-cell>
          <table:table-cell office:value-type="float" office:value="10467364.029999999" table:style-name="ce17">
            <text:p>10.467.364<text:s/></text:p>
          </table:table-cell>
          <table:table-cell office:value-type="float" office:value="4758.3900000000003" table:style-name="ce17">
            <text:p>4.758<text:s/></text:p>
          </table:table-cell>
          <table:table-cell office:value-type="float" office:value="15097484.359999999" table:style-name="ce17">
            <text:p>15.097.484<text:s/></text:p>
          </table:table-cell>
          <table:table-cell office:value-type="float" office:value="12970942.130000001" table:style-name="ce17">
            <text:p>12.970.942<text:s/></text:p>
          </table:table-cell>
          <table:table-cell office:value-type="float" office:value="74063116.969999999" table:style-name="ce17">
            <text:p>74.063.117<text:s/></text:p>
          </table:table-cell>
          <table:table-cell office:value-type="float" office:value="13685532.539999999" table:style-name="ce17">
            <text:p>13.685.533<text:s/></text:p>
          </table:table-cell>
          <table:table-cell office:value-type="float" office:value="2967155.24" table:style-name="ce17">
            <text:p>2.967.155<text:s/></text:p>
          </table:table-cell>
          <table:table-cell office:value-type="float" office:value="241543.28" table:style-name="ce17">
            <text:p>241.543<text:s/></text:p>
          </table:table-cell>
          <table:table-cell office:value-type="float" office:value="26409552.780000001" table:style-name="ce17">
            <text:p>26.409.553<text:s/></text:p>
          </table:table-cell>
          <table:table-cell office:value-type="float" office:value="2644331.38" table:style-name="ce17">
            <text:p>2.644.331<text:s/></text:p>
          </table:table-cell>
          <table:table-cell office:value-type="float" office:value="1996491.05" table:style-name="ce17">
            <text:p>1.996.491<text:s/></text:p>
          </table:table-cell>
          <table:table-cell office:value-type="float" office:value="1308472.3200000001" table:style-name="ce17">
            <text:p>1.308.472<text:s/></text:p>
          </table:table-cell>
          <table:table-cell office:value-type="float" office:value="371236.81" table:style-name="ce17">
            <text:p>371.237<text:s/></text:p>
          </table:table-cell>
          <table:table-cell office:value-type="float" office:value="6029730.3099999996" table:style-name="ce17">
            <text:p>6.029.730<text:s/></text:p>
          </table:table-cell>
          <table:table-cell office:value-type="float" office:value="112107.1" table:style-name="ce17">
            <text:p>112.107<text:s/></text:p>
          </table:table-cell>
          <table:table-cell office:value-type="float" office:value="37811294.560000002" table:style-name="ce17">
            <text:p>37.811.295<text:s/></text:p>
          </table:table-cell>
          <table:table-cell office:value-type="float" office:value="364656519.54000002" table:style-name="ce17">
            <text:p>364.656.520<text:s/></text:p>
          </table:table-cell>
          <table:table-cell office:value-type="float" office:value="862941.13" table:style-name="ce17">
            <text:p>862.941<text:s/></text:p>
          </table:table-cell>
          <table:table-cell office:value-type="float" office:value="165850.92000000001" table:style-name="ce17">
            <text:p>165.851<text:s/></text:p>
          </table:table-cell>
          <table:table-cell office:value-type="float" office:value="11212.91" table:style-name="ce17">
            <text:p>11.213<text:s/></text:p>
          </table:table-cell>
          <table:table-cell office:value-type="float" office:value="20277672.870000001" table:style-name="ce17">
            <text:p>20.277.673<text:s/></text:p>
          </table:table-cell>
          <table:table-cell office:value-type="float" office:value="9745179.4800000004" table:style-name="ce17">
            <text:p>9.745.179<text:s/></text:p>
          </table:table-cell>
          <table:table-cell office:value-type="float" office:value="182426.21" table:style-name="ce17">
            <text:p>182.426<text:s/></text:p>
          </table:table-cell>
          <table:table-cell office:value-type="float" office:value="1052197651.04" table:style-name="ce17">
            <text:p>1.052.197.651<text:s/></text:p>
          </table:table-cell>
          <table:table-cell office:value-type="float" office:value="405308.97" table:style-name="ce17">
            <text:p>405.309<text:s/></text:p>
          </table:table-cell>
          <table:table-cell office:value-type="float" office:value="1654840491.25" table:style-name="ce18">
            <text:p>1.654.840.4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87132.14999999997" table:style-name="ce17">
            <text:p>287.132<text:s/></text:p>
          </table:table-cell>
          <table:table-cell office:value-type="float" office:value="1535362.2" table:style-name="ce17">
            <text:p>1.535.362<text:s/></text:p>
          </table:table-cell>
          <table:table-cell office:value-type="float" office:value="4904492.9799999995" table:style-name="ce17">
            <text:p>4.904.493<text:s/></text:p>
          </table:table-cell>
          <table:table-cell office:value-type="float" office:value="597367.9" table:style-name="ce17">
            <text:p>597.368<text:s/></text:p>
          </table:table-cell>
          <table:table-cell office:value-type="float" office:value="12640313.26" table:style-name="ce17">
            <text:p>12.640.313<text:s/></text:p>
          </table:table-cell>
          <table:table-cell office:value-type="float" office:value="9636604.1499999985" table:style-name="ce17">
            <text:p>9.636.604<text:s/></text:p>
          </table:table-cell>
          <table:table-cell office:value-type="float" office:value="210700729.28999999" table:style-name="ce17">
            <text:p>210.700.729<text:s/></text:p>
          </table:table-cell>
          <table:table-cell office:value-type="float" office:value="6397788.5700000003" table:style-name="ce17">
            <text:p>6.397.789<text:s/></text:p>
          </table:table-cell>
          <table:table-cell office:value-type="float" office:value="7363230.5899999999" table:style-name="ce17">
            <text:p>7.363.231<text:s/></text:p>
          </table:table-cell>
          <table:table-cell office:value-type="float" office:value="2144528.66" table:style-name="ce17">
            <text:p>2.144.529<text:s/></text:p>
          </table:table-cell>
          <table:table-cell office:value-type="float" office:value="39817368.289999999" table:style-name="ce17">
            <text:p>39.817.368<text:s/></text:p>
          </table:table-cell>
          <table:table-cell office:value-type="float" office:value="2538995.2400000002" table:style-name="ce17">
            <text:p>2.538.995<text:s/></text:p>
          </table:table-cell>
          <table:table-cell office:value-type="float" office:value="4238514.8" table:style-name="ce17">
            <text:p>4.238.515<text:s/></text:p>
          </table:table-cell>
          <table:table-cell office:value-type="float" office:value="3836460.99" table:style-name="ce17">
            <text:p>3.836.461<text:s/></text:p>
          </table:table-cell>
          <table:table-cell office:value-type="float" office:value="1483195.1099999999" table:style-name="ce17">
            <text:p>1.483.195<text:s/></text:p>
          </table:table-cell>
          <table:table-cell office:value-type="float" office:value="9915835.2299999986" table:style-name="ce17">
            <text:p>9.915.835<text:s/></text:p>
          </table:table-cell>
          <table:table-cell office:value-type="float" office:value="1368173.9300000002" table:style-name="ce17">
            <text:p>1.368.174<text:s/></text:p>
          </table:table-cell>
          <table:table-cell office:value-type="float" office:value="23143933.489999998" table:style-name="ce17">
            <text:p>23.143.933<text:s/></text:p>
          </table:table-cell>
          <table:table-cell office:value-type="float" office:value="101329412.88" table:style-name="ce17">
            <text:p>101.329.413<text:s/></text:p>
          </table:table-cell>
          <table:table-cell office:value-type="float" office:value="1809066.53" table:style-name="ce17">
            <text:p>1.809.067<text:s/></text:p>
          </table:table-cell>
          <table:table-cell office:value-type="float" office:value="659006.16" table:style-name="ce17">
            <text:p>659.006<text:s/></text:p>
          </table:table-cell>
          <table:table-cell office:value-type="float" office:value="289392.02" table:style-name="ce17">
            <text:p>289.392<text:s/></text:p>
          </table:table-cell>
          <table:table-cell office:value-type="float" office:value="41957057.459999993" table:style-name="ce17">
            <text:p>41.957.057<text:s/></text:p>
          </table:table-cell>
          <table:table-cell office:value-type="float" office:value="19095991.119999997" table:style-name="ce17">
            <text:p>19.095.991<text:s/></text:p>
          </table:table-cell>
          <table:table-cell office:value-type="float" office:value="1691727.19" table:style-name="ce17">
            <text:p>1.691.727<text:s/></text:p>
          </table:table-cell>
          <table:table-cell office:value-type="float" office:value="440037431.62" table:style-name="ce17">
            <text:p>440.037.432<text:s/></text:p>
          </table:table-cell>
          <table:table-cell office:value-type="float" office:value="622764.23" table:style-name="ce17">
            <text:p>622.764<text:s/></text:p>
          </table:table-cell>
          <table:table-cell office:value-type="float" office:value="950041876.03999996" table:style-name="ce18">
            <text:p>950.041.8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67745.81" table:style-name="ce17">
            <text:p>367.746<text:s/></text:p>
          </table:table-cell>
          <table:table-cell office:value-type="float" office:value="743586.49" table:style-name="ce17">
            <text:p>743.586<text:s/></text:p>
          </table:table-cell>
          <table:table-cell office:value-type="float" office:value="2261398.7599999998" table:style-name="ce17">
            <text:p>2.261.399<text:s/></text:p>
          </table:table-cell>
          <table:table-cell office:value-type="float" office:value="233102.41" table:style-name="ce17">
            <text:p>233.102<text:s/></text:p>
          </table:table-cell>
          <table:table-cell office:value-type="float" office:value="4755259.1500000004" table:style-name="ce17">
            <text:p>4.755.259<text:s/></text:p>
          </table:table-cell>
          <table:table-cell office:value-type="float" office:value="3090931.08" table:style-name="ce17">
            <text:p>3.090.931<text:s/></text:p>
          </table:table-cell>
          <table:table-cell office:value-type="float" office:value="427885038.12" table:style-name="ce17">
            <text:p>427.885.038<text:s/></text:p>
          </table:table-cell>
          <table:table-cell office:value-type="float" office:value="14269552.119999999" table:style-name="ce17">
            <text:p>14.269.552<text:s/></text:p>
          </table:table-cell>
          <table:table-cell office:value-type="float" office:value="8095483.4699999997" table:style-name="ce17">
            <text:p>8.095.483<text:s/></text:p>
          </table:table-cell>
          <table:table-cell office:value-type="float" office:value="464596.62" table:style-name="ce17">
            <text:p>464.597<text:s/></text:p>
          </table:table-cell>
          <table:table-cell office:value-type="float" office:value="73257127.569999993" table:style-name="ce17">
            <text:p>73.257.128<text:s/></text:p>
          </table:table-cell>
          <table:table-cell office:value-type="float" office:value="3376483.41" table:style-name="ce17">
            <text:p>3.376.483<text:s/></text:p>
          </table:table-cell>
          <table:table-cell office:value-type="float" office:value="9499983.2599999998" table:style-name="ce17">
            <text:p>9.499.983<text:s/></text:p>
          </table:table-cell>
          <table:table-cell office:value-type="float" office:value="10539053.49" table:style-name="ce17">
            <text:p>10.539.053<text:s/></text:p>
          </table:table-cell>
          <table:table-cell office:value-type="float" office:value="1918264.45" table:style-name="ce17">
            <text:p>1.918.264<text:s/></text:p>
          </table:table-cell>
          <table:table-cell office:value-type="float" office:value="13440790.550000001" table:style-name="ce17">
            <text:p>13.440.791<text:s/></text:p>
          </table:table-cell>
          <table:table-cell office:value-type="float" office:value="552346.88" table:style-name="ce17">
            <text:p>552.347<text:s/></text:p>
          </table:table-cell>
          <table:table-cell office:value-type="float" office:value="50328710.530000001" table:style-name="ce17">
            <text:p>50.328.711<text:s/></text:p>
          </table:table-cell>
          <table:table-cell office:value-type="float" office:value="120288693.68000001" table:style-name="ce17">
            <text:p>120.288.694<text:s/></text:p>
          </table:table-cell>
          <table:table-cell office:value-type="float" office:value="1482595.03" table:style-name="ce17">
            <text:p>1.482.595<text:s/></text:p>
          </table:table-cell>
          <table:table-cell office:value-type="float" office:value="4985642.03" table:style-name="ce17">
            <text:p>4.985.642<text:s/></text:p>
          </table:table-cell>
          <table:table-cell office:value-type="float" office:value="634051.27" table:style-name="ce17">
            <text:p>634.051<text:s/></text:p>
          </table:table-cell>
          <table:table-cell office:value-type="float" office:value="82059806.129999995" table:style-name="ce17">
            <text:p>82.059.806<text:s/></text:p>
          </table:table-cell>
          <table:table-cell office:value-type="float" office:value="21681066.359999999" table:style-name="ce17">
            <text:p>21.681.066<text:s/></text:p>
          </table:table-cell>
          <table:table-cell office:value-type="float" office:value="3199672.2" table:style-name="ce17">
            <text:p>3.199.672<text:s/></text:p>
          </table:table-cell>
          <table:table-cell office:value-type="float" office:value="1917974429.3299999" table:style-name="ce17">
            <text:p>1.917.974.429<text:s/></text:p>
          </table:table-cell>
          <table:table-cell office:value-type="float" office:value="133341.32999999999" table:style-name="ce17">
            <text:p>133.341<text:s/></text:p>
          </table:table-cell>
          <table:table-cell office:value-type="float" office:value="2777518751.5299997" table:style-name="ce18">
            <text:p>2.777.518.7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0797.16" table:style-name="ce17">
            <text:p>30.797<text:s/></text:p>
          </table:table-cell>
          <table:table-cell office:value-type="float" office:value="70489.19" table:style-name="ce17">
            <text:p>70.489<text:s/></text:p>
          </table:table-cell>
          <table:table-cell office:value-type="float" office:value="64471.49" table:style-name="ce17">
            <text:p>64.471<text:s/></text:p>
          </table:table-cell>
          <table:table-cell office:value-type="float" office:value="37422.550000000003" table:style-name="ce17">
            <text:p>37.423<text:s/></text:p>
          </table:table-cell>
          <table:table-cell office:value-type="float" office:value="726632.59" table:style-name="ce17">
            <text:p>726.633<text:s/></text:p>
          </table:table-cell>
          <table:table-cell office:value-type="float" office:value="177951.77" table:style-name="ce17">
            <text:p>177.952<text:s/></text:p>
          </table:table-cell>
          <table:table-cell office:value-type="float" office:value="219392.78" table:style-name="ce17">
            <text:p>219.393<text:s/></text:p>
          </table:table-cell>
          <table:table-cell office:value-type="float" office:value="237055.09" table:style-name="ce17">
            <text:p>237.055<text:s/></text:p>
          </table:table-cell>
          <table:table-cell office:value-type="float" office:value="1370285.51" table:style-name="ce17">
            <text:p>1.370.286<text:s/></text:p>
          </table:table-cell>
          <table:table-cell office:value-type="float" office:value="413217.45" table:style-name="ce17">
            <text:p>413.217<text:s/></text:p>
          </table:table-cell>
          <table:table-cell office:value-type="float" office:value="3709852.64" table:style-name="ce17">
            <text:p>3.709.853<text:s/></text:p>
          </table:table-cell>
          <table:table-cell office:value-type="float" office:value="1920011.43" table:style-name="ce17">
            <text:p>1.920.011<text:s/></text:p>
          </table:table-cell>
          <table:table-cell office:value-type="float" office:value="2264218.85" table:style-name="ce17">
            <text:p>2.264.219<text:s/></text:p>
          </table:table-cell>
          <table:table-cell office:value-type="float" office:value="453082.66" table:style-name="ce17">
            <text:p>453.083<text:s/></text:p>
          </table:table-cell>
          <table:table-cell office:value-type="float" office:value="76220.89" table:style-name="ce17">
            <text:p>76.221<text:s/></text:p>
          </table:table-cell>
          <table:table-cell office:value-type="float" office:value="663301.99" table:style-name="ce17">
            <text:p>663.302<text:s/></text:p>
          </table:table-cell>
          <table:table-cell office:value-type="float" office:value="785074.01" table:style-name="ce17">
            <text:p>785.074<text:s/></text:p>
          </table:table-cell>
          <table:table-cell office:value-type="float" office:value="1979136.58" table:style-name="ce17">
            <text:p>1.979.137<text:s/></text:p>
          </table:table-cell>
          <table:table-cell office:value-type="float" office:value="320458.99" table:style-name="ce17">
            <text:p>320.459<text:s/></text:p>
          </table:table-cell>
          <table:table-cell office:value-type="float" office:value="70091.009999999995" table:style-name="ce17">
            <text:p>70.091<text:s/></text:p>
          </table:table-cell>
          <table:table-cell office:value-type="float" office:value="97800.97" table:style-name="ce17">
            <text:p>97.801<text:s/></text:p>
          </table:table-cell>
          <table:table-cell office:value-type="float" office:value="51352.29" table:style-name="ce17">
            <text:p>51.352<text:s/></text:p>
          </table:table-cell>
          <table:table-cell office:value-type="float" office:value="2012022.03" table:style-name="ce17">
            <text:p>2.012.022<text:s/></text:p>
          </table:table-cell>
          <table:table-cell office:value-type="float" office:value="809142.48" table:style-name="ce17">
            <text:p>809.142<text:s/></text:p>
          </table:table-cell>
          <table:table-cell office:value-type="float" office:value="77083.86" table:style-name="ce17">
            <text:p>77.084<text:s/></text:p>
          </table:table-cell>
          <table:table-cell office:value-type="float" office:value="3523280.92" table:style-name="ce17">
            <text:p>3.523.281<text:s/></text:p>
          </table:table-cell>
          <table:table-cell office:value-type="float" office:value="240451.52" table:style-name="ce17">
            <text:p>240.452<text:s/></text:p>
          </table:table-cell>
          <table:table-cell office:value-type="float" office:value="22400298.699999999" table:style-name="ce18">
            <text:p>22.400.2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781754.77" table:style-name="ce17">
            <text:p>11.781.755<text:s/></text:p>
          </table:table-cell>
          <table:table-cell office:value-type="float" office:value="49691070.93" table:style-name="ce17">
            <text:p>49.691.071<text:s/></text:p>
          </table:table-cell>
          <table:table-cell office:value-type="float" office:value="297032860.69999999" table:style-name="ce17">
            <text:p>297.032.861<text:s/></text:p>
          </table:table-cell>
          <table:table-cell office:value-type="float" office:value="6415094.8399999999" table:style-name="ce17">
            <text:p>6.415.095<text:s/></text:p>
          </table:table-cell>
          <table:table-cell office:value-type="float" office:value="446275969.39999998" table:style-name="ce17">
            <text:p>446.275.969<text:s/></text:p>
          </table:table-cell>
          <table:table-cell office:value-type="float" office:value="259796499.90000001" table:style-name="ce17">
            <text:p>259.796.500<text:s/></text:p>
          </table:table-cell>
          <table:table-cell office:value-type="float" office:value="977401808.88" table:style-name="ce17">
            <text:p>977.401.809<text:s/></text:p>
          </table:table-cell>
          <table:table-cell office:value-type="float" office:value="289240830.07999998" table:style-name="ce17">
            <text:p>289.240.830<text:s/></text:p>
          </table:table-cell>
          <table:table-cell office:value-type="float" office:value="203756084.84" table:style-name="ce17">
            <text:p>203.756.085<text:s/></text:p>
          </table:table-cell>
          <table:table-cell office:value-type="float" office:value="236179860.66" table:style-name="ce17">
            <text:p>236.179.861<text:s/></text:p>
          </table:table-cell>
          <table:table-cell office:value-type="float" office:value="827758520.13" table:style-name="ce17">
            <text:p>827.758.520<text:s/></text:p>
          </table:table-cell>
          <table:table-cell office:value-type="float" office:value="71939556.109999999" table:style-name="ce17">
            <text:p>71.939.556<text:s/></text:p>
          </table:table-cell>
          <table:table-cell office:value-type="float" office:value="121478824.26000001" table:style-name="ce17">
            <text:p>121.478.824<text:s/></text:p>
          </table:table-cell>
          <table:table-cell office:value-type="float" office:value="110128115.09" table:style-name="ce17">
            <text:p>110.128.115<text:s/></text:p>
          </table:table-cell>
          <table:table-cell office:value-type="float" office:value="64427004.689999998" table:style-name="ce17">
            <text:p>64.427.005<text:s/></text:p>
          </table:table-cell>
          <table:table-cell office:value-type="float" office:value="490208621.08999997" table:style-name="ce17">
            <text:p>490.208.621<text:s/></text:p>
          </table:table-cell>
          <table:table-cell office:value-type="float" office:value="39492491.130000003" table:style-name="ce17">
            <text:p>39.492.491<text:s/></text:p>
          </table:table-cell>
          <table:table-cell office:value-type="float" office:value="1079293329.6700001" table:style-name="ce17">
            <text:p>1.079.293.330<text:s/></text:p>
          </table:table-cell>
          <table:table-cell office:value-type="float" office:value="3577448082.1500001" table:style-name="ce17">
            <text:p>3.577.448.082<text:s/></text:p>
          </table:table-cell>
          <table:table-cell office:value-type="float" office:value="65966552.549999997" table:style-name="ce17">
            <text:p>65.966.553<text:s/></text:p>
          </table:table-cell>
          <table:table-cell office:value-type="float" office:value="31149680.73" table:style-name="ce17">
            <text:p>31.149.681<text:s/></text:p>
          </table:table-cell>
          <table:table-cell office:value-type="float" office:value="7644914.8600000003" table:style-name="ce17">
            <text:p>7.644.915<text:s/></text:p>
          </table:table-cell>
          <table:table-cell office:value-type="float" office:value="962468802.49000001" table:style-name="ce17">
            <text:p>962.468.802<text:s/></text:p>
          </table:table-cell>
          <table:table-cell office:value-type="float" office:value="850841422.97000003" table:style-name="ce17">
            <text:p>850.841.423<text:s/></text:p>
          </table:table-cell>
          <table:table-cell office:value-type="float" office:value="37919355.210000001" table:style-name="ce17">
            <text:p>37.919.355<text:s/></text:p>
          </table:table-cell>
          <table:table-cell office:value-type="float" office:value="7524663749.0200005" table:style-name="ce17">
            <text:p>7.524.663.749<text:s/></text:p>
          </table:table-cell>
          <table:table-cell office:value-type="float" office:value="26609485.07" table:style-name="ce17">
            <text:p>26.609.485<text:s/></text:p>
          </table:table-cell>
          <table:table-cell office:value-type="float" office:value="18667010342.220001" table:style-name="ce18">
            <text:p>18.667.010.3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408.71" table:style-name="ce17">
            <text:p>6.409<text:s/></text:p>
          </table:table-cell>
          <table:table-cell office:value-type="float" office:value="57340.47" table:style-name="ce17">
            <text:p>57.340<text:s/></text:p>
          </table:table-cell>
          <table:table-cell office:value-type="float" office:value="152769.01999999999" table:style-name="ce17">
            <text:p>152.769<text:s/></text:p>
          </table:table-cell>
          <table:table-cell office:value-type="float" office:value="23512.22" table:style-name="ce17">
            <text:p>23.512<text:s/></text:p>
          </table:table-cell>
          <table:table-cell office:value-type="float" office:value="1501427.92" table:style-name="ce17">
            <text:p>1.501.428<text:s/></text:p>
          </table:table-cell>
          <table:table-cell office:value-type="float" office:value="18316521.609999999" table:style-name="ce17">
            <text:p>18.316.522<text:s/></text:p>
          </table:table-cell>
          <table:table-cell office:value-type="float" office:value="502967141.76999998" table:style-name="ce17">
            <text:p>502.967.142<text:s/></text:p>
          </table:table-cell>
          <table:table-cell office:value-type="float" office:value="5691443.1699999999" table:style-name="ce17">
            <text:p>5.691.443<text:s/></text:p>
          </table:table-cell>
          <table:table-cell office:value-type="float" office:value="766485.83" table:style-name="ce17">
            <text:p>766.486<text:s/></text:p>
          </table:table-cell>
          <table:table-cell office:value-type="float" office:value="24757.89" table:style-name="ce17">
            <text:p>24.758<text:s/></text:p>
          </table:table-cell>
          <table:table-cell office:value-type="float" office:value="26722386.899999999" table:style-name="ce17">
            <text:p>26.722.387<text:s/></text:p>
          </table:table-cell>
          <table:table-cell office:value-type="float" office:value="15492.89" table:style-name="ce17">
            <text:p>15.493<text:s/></text:p>
          </table:table-cell>
          <table:table-cell office:value-type="float" office:value="185071" table:style-name="ce17">
            <text:p>185.071<text:s/></text:p>
          </table:table-cell>
          <table:table-cell office:value-type="float" office:value="11156790.380000001" table:style-name="ce17">
            <text:p>11.156.790<text:s/></text:p>
          </table:table-cell>
          <table:table-cell office:value-type="float" office:value="30645.88" table:style-name="ce17">
            <text:p>30.646<text:s/></text:p>
          </table:table-cell>
          <table:table-cell office:value-type="float" office:value="7857143.7999999998" table:style-name="ce17">
            <text:p>7.857.144<text:s/></text:p>
          </table:table-cell>
          <table:table-cell office:value-type="float" office:value="47085.1" table:style-name="ce17">
            <text:p>47.085<text:s/></text:p>
          </table:table-cell>
          <table:table-cell office:value-type="float" office:value="12019868.109999999" table:style-name="ce17">
            <text:p>12.019.868<text:s/></text:p>
          </table:table-cell>
          <table:table-cell office:value-type="float" office:value="106337994.36" table:style-name="ce17">
            <text:p>106.337.994<text:s/></text:p>
          </table:table-cell>
          <table:table-cell office:value-type="float" office:value="119580.35" table:style-name="ce17">
            <text:p>119.580<text:s/></text:p>
          </table:table-cell>
          <table:table-cell office:value-type="float" office:value="76221.48" table:style-name="ce17">
            <text:p>76.221<text:s/></text:p>
          </table:table-cell>
          <table:table-cell office:value-type="float" office:value="5224.21" table:style-name="ce17">
            <text:p>5.224<text:s/></text:p>
          </table:table-cell>
          <table:table-cell office:value-type="float" office:value="39385128.850000001" table:style-name="ce17">
            <text:p>39.385.129<text:s/></text:p>
          </table:table-cell>
          <table:table-cell office:value-type="float" office:value="1235478.01" table:style-name="ce17">
            <text:p>1.235.478<text:s/></text:p>
          </table:table-cell>
          <table:table-cell office:value-type="float" office:value="1888297.49" table:style-name="ce17">
            <text:p>1.888.297<text:s/></text:p>
          </table:table-cell>
          <table:table-cell office:value-type="float" office:value="1160882596.3199999" table:style-name="ce17">
            <text:p>1.160.882.596<text:s/></text:p>
          </table:table-cell>
          <table:table-cell office:value-type="float" office:value="14056.2" table:style-name="ce17">
            <text:p>14.056<text:s/></text:p>
          </table:table-cell>
          <table:table-cell office:value-type="float" office:value="1897486869.9400001" table:style-name="ce18">
            <text:p>1.897.486.8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775346.060000001" table:style-name="ce17">
            <text:p>11.775.346<text:s/></text:p>
          </table:table-cell>
          <table:table-cell office:value-type="float" office:value="49633730.460000001" table:style-name="ce17">
            <text:p>49.633.730<text:s/></text:p>
          </table:table-cell>
          <table:table-cell office:value-type="float" office:value="296880091.68000001" table:style-name="ce17">
            <text:p>296.880.092<text:s/></text:p>
          </table:table-cell>
          <table:table-cell office:value-type="float" office:value="6391582.6199999992" table:style-name="ce17">
            <text:p>6.391.583<text:s/></text:p>
          </table:table-cell>
          <table:table-cell office:value-type="float" office:value="444774541.47999996" table:style-name="ce17">
            <text:p>444.774.541<text:s/></text:p>
          </table:table-cell>
          <table:table-cell office:value-type="float" office:value="241479978.28999999" table:style-name="ce17">
            <text:p>241.479.978<text:s/></text:p>
          </table:table-cell>
          <table:table-cell office:value-type="float" office:value="474434667.10999995" table:style-name="ce17">
            <text:p>474.434.667<text:s/></text:p>
          </table:table-cell>
          <table:table-cell office:value-type="float" office:value="283549386.90999997" table:style-name="ce17">
            <text:p>283.549.387<text:s/></text:p>
          </table:table-cell>
          <table:table-cell office:value-type="float" office:value="202989599.00999996" table:style-name="ce17">
            <text:p>202.989.599<text:s/></text:p>
          </table:table-cell>
          <table:table-cell office:value-type="float" office:value="236155102.76999998" table:style-name="ce17">
            <text:p>236.155.103<text:s/></text:p>
          </table:table-cell>
          <table:table-cell office:value-type="float" office:value="801036133.23000002" table:style-name="ce17">
            <text:p>801.036.133<text:s/></text:p>
          </table:table-cell>
          <table:table-cell office:value-type="float" office:value="71924063.220000014" table:style-name="ce17">
            <text:p>71.924.063<text:s/></text:p>
          </table:table-cell>
          <table:table-cell office:value-type="float" office:value="121293753.25999999" table:style-name="ce17">
            <text:p>121.293.753<text:s/></text:p>
          </table:table-cell>
          <table:table-cell office:value-type="float" office:value="98971324.709999993" table:style-name="ce17">
            <text:p>98.971.325<text:s/></text:p>
          </table:table-cell>
          <table:table-cell office:value-type="float" office:value="64396358.810000002" table:style-name="ce17">
            <text:p>64.396.359<text:s/></text:p>
          </table:table-cell>
          <table:table-cell office:value-type="float" office:value="482351477.29000002" table:style-name="ce17">
            <text:p>482.351.477<text:s/></text:p>
          </table:table-cell>
          <table:table-cell office:value-type="float" office:value="39445406.030000001" table:style-name="ce17">
            <text:p>39.445.406<text:s/></text:p>
          </table:table-cell>
          <table:table-cell office:value-type="float" office:value="1067273461.5600001" table:style-name="ce17">
            <text:p>1.067.273.462<text:s/></text:p>
          </table:table-cell>
          <table:table-cell office:value-type="float" office:value="3471110087.79" table:style-name="ce17">
            <text:p>3.471.110.088<text:s/></text:p>
          </table:table-cell>
          <table:table-cell office:value-type="float" office:value="65846972.200000003" table:style-name="ce17">
            <text:p>65.846.972<text:s/></text:p>
          </table:table-cell>
          <table:table-cell office:value-type="float" office:value="31073459.249999996" table:style-name="ce17">
            <text:p>31.073.459<text:s/></text:p>
          </table:table-cell>
          <table:table-cell office:value-type="float" office:value="7639690.6499999994" table:style-name="ce17">
            <text:p>7.639.691<text:s/></text:p>
          </table:table-cell>
          <table:table-cell office:value-type="float" office:value="923083673.6400001" table:style-name="ce17">
            <text:p>923.083.674<text:s/></text:p>
          </table:table-cell>
          <table:table-cell office:value-type="float" office:value="849605944.95999992" table:style-name="ce17">
            <text:p>849.605.945<text:s/></text:p>
          </table:table-cell>
          <table:table-cell office:value-type="float" office:value="36031057.720000006" table:style-name="ce17">
            <text:p>36.031.058<text:s/></text:p>
          </table:table-cell>
          <table:table-cell office:value-type="float" office:value="6363781152.7000008" table:style-name="ce17">
            <text:p>6.363.781.153<text:s/></text:p>
          </table:table-cell>
          <table:table-cell office:value-type="float" office:value="26595428.870000001" table:style-name="ce17">
            <text:p>26.595.429<text:s/></text:p>
          </table:table-cell>
          <table:table-cell office:value-type="float" office:value="16769523472.279999" table:style-name="ce18">
            <text:p>16.769.523.4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093691.29" table:style-name="ce17">
            <text:p>4.093.691<text:s/></text:p>
          </table:table-cell>
          <table:table-cell office:value-type="float" office:value="16980502.550000001" table:style-name="ce17">
            <text:p>16.980.503<text:s/></text:p>
          </table:table-cell>
          <table:table-cell office:value-type="float" office:value="78230914.180000007" table:style-name="ce17">
            <text:p>78.230.914<text:s/></text:p>
          </table:table-cell>
          <table:table-cell office:value-type="float" office:value="3238854.81" table:style-name="ce17">
            <text:p>3.238.855<text:s/></text:p>
          </table:table-cell>
          <table:table-cell office:value-type="float" office:value="131275676.69" table:style-name="ce17">
            <text:p>131.275.677<text:s/></text:p>
          </table:table-cell>
          <table:table-cell office:value-type="float" office:value="76471356.150000006" table:style-name="ce17">
            <text:p>76.471.356<text:s/></text:p>
          </table:table-cell>
          <table:table-cell office:value-type="float" office:value="396723250.44999999" table:style-name="ce17">
            <text:p>396.723.250<text:s/></text:p>
          </table:table-cell>
          <table:table-cell office:value-type="float" office:value="82023623.799999997" table:style-name="ce17">
            <text:p>82.023.624<text:s/></text:p>
          </table:table-cell>
          <table:table-cell office:value-type="float" office:value="59747855.350000001" table:style-name="ce17">
            <text:p>59.747.855<text:s/></text:p>
          </table:table-cell>
          <table:table-cell office:value-type="float" office:value="61424712.270000003" table:style-name="ce17">
            <text:p>61.424.712<text:s/></text:p>
          </table:table-cell>
          <table:table-cell office:value-type="float" office:value="225406838.08000001" table:style-name="ce17">
            <text:p>225.406.838<text:s/></text:p>
          </table:table-cell>
          <table:table-cell office:value-type="float" office:value="26971679.420000002" table:style-name="ce17">
            <text:p>26.971.679<text:s/></text:p>
          </table:table-cell>
          <table:table-cell office:value-type="float" office:value="45435284.329999998" table:style-name="ce17">
            <text:p>45.435.284<text:s/></text:p>
          </table:table-cell>
          <table:table-cell office:value-type="float" office:value="41428728.850000001" table:style-name="ce17">
            <text:p>41.428.729<text:s/></text:p>
          </table:table-cell>
          <table:table-cell office:value-type="float" office:value="21770790.010000002" table:style-name="ce17">
            <text:p>21.770.790<text:s/></text:p>
          </table:table-cell>
          <table:table-cell office:value-type="float" office:value="118595241.7" table:style-name="ce17">
            <text:p>118.595.242<text:s/></text:p>
          </table:table-cell>
          <table:table-cell office:value-type="float" office:value="16598765.279999999" table:style-name="ce17">
            <text:p>16.598.765<text:s/></text:p>
          </table:table-cell>
          <table:table-cell office:value-type="float" office:value="280206352.5" table:style-name="ce17">
            <text:p>280.206.353<text:s/></text:p>
          </table:table-cell>
          <table:table-cell office:value-type="float" office:value="843656763.72000003" table:style-name="ce17">
            <text:p>843.656.764<text:s/></text:p>
          </table:table-cell>
          <table:table-cell office:value-type="float" office:value="25511742.52" table:style-name="ce17">
            <text:p>25.511.743<text:s/></text:p>
          </table:table-cell>
          <table:table-cell office:value-type="float" office:value="14223066.720000001" table:style-name="ce17">
            <text:p>14.223.067<text:s/></text:p>
          </table:table-cell>
          <table:table-cell office:value-type="float" office:value="5637744.8700000001" table:style-name="ce17">
            <text:p>5.637.745<text:s/></text:p>
          </table:table-cell>
          <table:table-cell office:value-type="float" office:value="260634376.77000001" table:style-name="ce17">
            <text:p>260.634.377<text:s/></text:p>
          </table:table-cell>
          <table:table-cell office:value-type="float" office:value="215171242.06999999" table:style-name="ce17">
            <text:p>215.171.242<text:s/></text:p>
          </table:table-cell>
          <table:table-cell office:value-type="float" office:value="14563285.609999999" table:style-name="ce17">
            <text:p>14.563.286<text:s/></text:p>
          </table:table-cell>
          <table:table-cell office:value-type="float" office:value="1841853063.8599999" table:style-name="ce17">
            <text:p>1.841.853.064<text:s/></text:p>
          </table:table-cell>
          <table:table-cell office:value-type="float" office:value="11296857.710000001" table:style-name="ce17">
            <text:p>11.296.858<text:s/></text:p>
          </table:table-cell>
          <table:table-cell office:value-type="float" office:value="4919172261.5599995" table:style-name="ce18">
            <text:p>4.919.172.2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41.4100000000001" table:style-name="ce17">
            <text:p>1.041<text:s/></text:p>
          </table:table-cell>
          <table:table-cell office:value-type="float" office:value="9419.34" table:style-name="ce17">
            <text:p>9.419<text:s/></text:p>
          </table:table-cell>
          <table:table-cell office:value-type="float" office:value="24759.32" table:style-name="ce17">
            <text:p>24.759<text:s/></text:p>
          </table:table-cell>
          <table:table-cell office:value-type="float" office:value="3812.44" table:style-name="ce17">
            <text:p>3.812<text:s/></text:p>
          </table:table-cell>
          <table:table-cell office:value-type="float" office:value="245205.85" table:style-name="ce17">
            <text:p>245.206<text:s/></text:p>
          </table:table-cell>
          <table:table-cell office:value-type="float" office:value="2981743.58" table:style-name="ce17">
            <text:p>2.981.744<text:s/></text:p>
          </table:table-cell>
          <table:table-cell office:value-type="float" office:value="83554833.069999993" table:style-name="ce17">
            <text:p>83.554.833<text:s/></text:p>
          </table:table-cell>
          <table:table-cell office:value-type="float" office:value="951675.22" table:style-name="ce17">
            <text:p>951.675<text:s/></text:p>
          </table:table-cell>
          <table:table-cell office:value-type="float" office:value="124040.02" table:style-name="ce17">
            <text:p>124.040<text:s/></text:p>
          </table:table-cell>
          <table:table-cell office:value-type="float" office:value="3928.03" table:style-name="ce17">
            <text:p>3.928<text:s/></text:p>
          </table:table-cell>
          <table:table-cell office:value-type="float" office:value="4420037.7" table:style-name="ce17">
            <text:p>4.420.038<text:s/></text:p>
          </table:table-cell>
          <table:table-cell office:value-type="float" office:value="2522.0100000000002" table:style-name="ce17">
            <text:p>2.522<text:s/></text:p>
          </table:table-cell>
          <table:table-cell office:value-type="float" office:value="36467.46" table:style-name="ce17">
            <text:p>36.467<text:s/></text:p>
          </table:table-cell>
          <table:table-cell office:value-type="float" office:value="1818422.06" table:style-name="ce17">
            <text:p>1.818.422<text:s/></text:p>
          </table:table-cell>
          <table:table-cell office:value-type="float" office:value="5223.58" table:style-name="ce17">
            <text:p>5.224<text:s/></text:p>
          </table:table-cell>
          <table:table-cell office:value-type="float" office:value="1280783.97" table:style-name="ce17">
            <text:p>1.280.784<text:s/></text:p>
          </table:table-cell>
          <table:table-cell office:value-type="float" office:value="8933.3700000000008" table:style-name="ce17">
            <text:p>8.933<text:s/></text:p>
          </table:table-cell>
          <table:table-cell office:value-type="float" office:value="2017404.48" table:style-name="ce17">
            <text:p>2.017.404<text:s/></text:p>
          </table:table-cell>
          <table:table-cell office:value-type="float" office:value="17006530.800000001" table:style-name="ce17">
            <text:p>17.006.531<text:s/></text:p>
          </table:table-cell>
          <table:table-cell office:value-type="float" office:value="19309.830000000002" table:style-name="ce17">
            <text:p>19.310<text:s/></text:p>
          </table:table-cell>
          <table:table-cell office:value-type="float" office:value="11947.28" table:style-name="ce17">
            <text:p>11.947<text:s/></text:p>
          </table:table-cell>
          <table:table-cell office:value-type="float" office:value="783.28" table:style-name="ce17">
            <text:p>783<text:s/></text:p>
          </table:table-cell>
          <table:table-cell office:value-type="float" office:value="6631488.8799999999" table:style-name="ce17">
            <text:p>6.631.489<text:s/></text:p>
          </table:table-cell>
          <table:table-cell office:value-type="float" office:value="207298.12" table:style-name="ce17">
            <text:p>207.298<text:s/></text:p>
          </table:table-cell>
          <table:table-cell office:value-type="float" office:value="318982.43" table:style-name="ce17">
            <text:p>318.982<text:s/></text:p>
          </table:table-cell>
          <table:table-cell office:value-type="float" office:value="213996549.34" table:style-name="ce17">
            <text:p>213.996.549<text:s/></text:p>
          </table:table-cell>
          <table:table-cell office:value-type="float" office:value="2378.89" table:style-name="ce17">
            <text:p>2.379<text:s/></text:p>
          </table:table-cell>
          <table:table-cell office:value-type="float" office:value="335685521.75999999" table:style-name="ce18">
            <text:p>335.685.5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092649.8800000004" table:style-name="ce17">
            <text:p>4.092.650<text:s/></text:p>
          </table:table-cell>
          <table:table-cell office:value-type="float" office:value="16971083.210000001" table:style-name="ce17">
            <text:p>16.971.083<text:s/></text:p>
          </table:table-cell>
          <table:table-cell office:value-type="float" office:value="78206154.860000014" table:style-name="ce17">
            <text:p>78.206.155<text:s/></text:p>
          </table:table-cell>
          <table:table-cell office:value-type="float" office:value="3235042.37" table:style-name="ce17">
            <text:p>3.235.042<text:s/></text:p>
          </table:table-cell>
          <table:table-cell office:value-type="float" office:value="131030470.84" table:style-name="ce17">
            <text:p>131.030.471<text:s/></text:p>
          </table:table-cell>
          <table:table-cell office:value-type="float" office:value="73489612.569999993" table:style-name="ce17">
            <text:p>73.489.613<text:s/></text:p>
          </table:table-cell>
          <table:table-cell office:value-type="float" office:value="313168417.38" table:style-name="ce17">
            <text:p>313.168.417<text:s/></text:p>
          </table:table-cell>
          <table:table-cell office:value-type="float" office:value="81071948.579999998" table:style-name="ce17">
            <text:p>81.071.949<text:s/></text:p>
          </table:table-cell>
          <table:table-cell office:value-type="float" office:value="59623815.329999998" table:style-name="ce17">
            <text:p>59.623.815<text:s/></text:p>
          </table:table-cell>
          <table:table-cell office:value-type="float" office:value="61420784.24000001" table:style-name="ce17">
            <text:p>61.420.784<text:s/></text:p>
          </table:table-cell>
          <table:table-cell office:value-type="float" office:value="220986800.38000003" table:style-name="ce17">
            <text:p>220.986.800<text:s/></text:p>
          </table:table-cell>
          <table:table-cell office:value-type="float" office:value="26969157.41" table:style-name="ce17">
            <text:p>26.969.157<text:s/></text:p>
          </table:table-cell>
          <table:table-cell office:value-type="float" office:value="45398816.869999997" table:style-name="ce17">
            <text:p>45.398.817<text:s/></text:p>
          </table:table-cell>
          <table:table-cell office:value-type="float" office:value="39610306.790000007" table:style-name="ce17">
            <text:p>39.610.307<text:s/></text:p>
          </table:table-cell>
          <table:table-cell office:value-type="float" office:value="21765566.43" table:style-name="ce17">
            <text:p>21.765.566<text:s/></text:p>
          </table:table-cell>
          <table:table-cell office:value-type="float" office:value="117314457.72999999" table:style-name="ce17">
            <text:p>117.314.458<text:s/></text:p>
          </table:table-cell>
          <table:table-cell office:value-type="float" office:value="16589831.909999998" table:style-name="ce17">
            <text:p>16.589.832<text:s/></text:p>
          </table:table-cell>
          <table:table-cell office:value-type="float" office:value="278188948.01999998" table:style-name="ce17">
            <text:p>278.188.948<text:s/></text:p>
          </table:table-cell>
          <table:table-cell office:value-type="float" office:value="826650232.91999996" table:style-name="ce17">
            <text:p>826.650.233<text:s/></text:p>
          </table:table-cell>
          <table:table-cell office:value-type="float" office:value="25492432.690000001" table:style-name="ce17">
            <text:p>25.492.433<text:s/></text:p>
          </table:table-cell>
          <table:table-cell office:value-type="float" office:value="14211119.440000001" table:style-name="ce17">
            <text:p>14.211.119<text:s/></text:p>
          </table:table-cell>
          <table:table-cell office:value-type="float" office:value="5636961.5900000008" table:style-name="ce17">
            <text:p>5.636.962<text:s/></text:p>
          </table:table-cell>
          <table:table-cell office:value-type="float" office:value="254002887.88999999" table:style-name="ce17">
            <text:p>254.002.888<text:s/></text:p>
          </table:table-cell>
          <table:table-cell office:value-type="float" office:value="214963943.95000002" table:style-name="ce17">
            <text:p>214.963.944<text:s/></text:p>
          </table:table-cell>
          <table:table-cell office:value-type="float" office:value="14244303.180000002" table:style-name="ce17">
            <text:p>14.244.303<text:s/></text:p>
          </table:table-cell>
          <table:table-cell office:value-type="float" office:value="1627856514.52" table:style-name="ce17">
            <text:p>1.627.856.515<text:s/></text:p>
          </table:table-cell>
          <table:table-cell office:value-type="float" office:value="11294478.819999998" table:style-name="ce17">
            <text:p>11.294.479<text:s/></text:p>
          </table:table-cell>
          <table:table-cell office:value-type="float" office:value="4583486739.7999992" table:style-name="ce18">
            <text:p>4.583.486.7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63771.69" table:style-name="ce17">
            <text:p>3.363.772<text:s/></text:p>
          </table:table-cell>
          <table:table-cell office:value-type="float" office:value="10449271.470000001" table:style-name="ce17">
            <text:p>10.449.271<text:s/></text:p>
          </table:table-cell>
          <table:table-cell office:value-type="float" office:value="98401259.510000005" table:style-name="ce17">
            <text:p>98.401.260<text:s/></text:p>
          </table:table-cell>
          <table:table-cell office:value-type="float" office:value="2237827.79" table:style-name="ce17">
            <text:p>2.237.828<text:s/></text:p>
          </table:table-cell>
          <table:table-cell office:value-type="float" office:value="83580386.549999997" table:style-name="ce17">
            <text:p>83.580.387<text:s/></text:p>
          </table:table-cell>
          <table:table-cell office:value-type="float" office:value="64678667.450000003" table:style-name="ce17">
            <text:p>64.678.667<text:s/></text:p>
          </table:table-cell>
          <table:table-cell office:value-type="float" office:value="312909897.97000003" table:style-name="ce17">
            <text:p>312.909.898<text:s/></text:p>
          </table:table-cell>
          <table:table-cell office:value-type="float" office:value="74316025.099999994" table:style-name="ce17">
            <text:p>74.316.025<text:s/></text:p>
          </table:table-cell>
          <table:table-cell office:value-type="float" office:value="52656134.32" table:style-name="ce17">
            <text:p>52.656.134<text:s/></text:p>
          </table:table-cell>
          <table:table-cell office:value-type="float" office:value="27378569.5" table:style-name="ce17">
            <text:p>27.378.570<text:s/></text:p>
          </table:table-cell>
          <table:table-cell office:value-type="float" office:value="212111243.05000001" table:style-name="ce17">
            <text:p>212.111.243<text:s/></text:p>
          </table:table-cell>
          <table:table-cell office:value-type="float" office:value="19987973.140000001" table:style-name="ce17">
            <text:p>19.987.973<text:s/></text:p>
          </table:table-cell>
          <table:table-cell office:value-type="float" office:value="31506290.239999998" table:style-name="ce17">
            <text:p>31.506.290<text:s/></text:p>
          </table:table-cell>
          <table:table-cell office:value-type="float" office:value="45838733.350000001" table:style-name="ce17">
            <text:p>45.838.733<text:s/></text:p>
          </table:table-cell>
          <table:table-cell office:value-type="float" office:value="17303187.809999999" table:style-name="ce17">
            <text:p>17.303.188<text:s/></text:p>
          </table:table-cell>
          <table:table-cell office:value-type="float" office:value="62710785.689999998" table:style-name="ce17">
            <text:p>62.710.786<text:s/></text:p>
          </table:table-cell>
          <table:table-cell office:value-type="float" office:value="13404208.779999999" table:style-name="ce17">
            <text:p>13.404.209<text:s/></text:p>
          </table:table-cell>
          <table:table-cell office:value-type="float" office:value="209757716.63999999" table:style-name="ce17">
            <text:p>209.757.717<text:s/></text:p>
          </table:table-cell>
          <table:table-cell office:value-type="float" office:value="777984202.85000002" table:style-name="ce17">
            <text:p>777.984.203<text:s/></text:p>
          </table:table-cell>
          <table:table-cell office:value-type="float" office:value="15025747.060000001" table:style-name="ce17">
            <text:p>15.025.747<text:s/></text:p>
          </table:table-cell>
          <table:table-cell office:value-type="float" office:value="10327220.57" table:style-name="ce17">
            <text:p>10.327.221<text:s/></text:p>
          </table:table-cell>
          <table:table-cell office:value-type="float" office:value="3194619.3" table:style-name="ce17">
            <text:p>3.194.619<text:s/></text:p>
          </table:table-cell>
          <table:table-cell office:value-type="float" office:value="197305118.06" table:style-name="ce17">
            <text:p>197.305.118<text:s/></text:p>
          </table:table-cell>
          <table:table-cell office:value-type="float" office:value="125449437.16" table:style-name="ce17">
            <text:p>125.449.437<text:s/></text:p>
          </table:table-cell>
          <table:table-cell office:value-type="float" office:value="12771188.039999999" table:style-name="ce17">
            <text:p>12.771.188<text:s/></text:p>
          </table:table-cell>
          <table:table-cell office:value-type="float" office:value="2155532576.8299999" table:style-name="ce17">
            <text:p>2.155.532.577<text:s/></text:p>
          </table:table-cell>
          <table:table-cell office:value-type="float" office:value="9652504.2899999991" table:style-name="ce17">
            <text:p>9.652.504<text:s/></text:p>
          </table:table-cell>
          <table:table-cell office:value-type="float" office:value="4649834564.21" table:style-name="ce18">
            <text:p>4.649.834.5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399.09" table:style-name="ce17">
            <text:p>6.399<text:s/></text:p>
          </table:table-cell>
          <table:table-cell office:value-type="float" office:value="19512.8" table:style-name="ce17">
            <text:p>19.513<text:s/></text:p>
          </table:table-cell>
          <table:table-cell office:value-type="float" office:value="135036.14000000001" table:style-name="ce17">
            <text:p>135.036<text:s/></text:p>
          </table:table-cell>
          <table:table-cell office:value-type="float" office:value="2992.03" table:style-name="ce17">
            <text:p>2.992<text:s/></text:p>
          </table:table-cell>
          <table:table-cell office:value-type="float" office:value="219651.04" table:style-name="ce17">
            <text:p>219.651<text:s/></text:p>
          </table:table-cell>
          <table:table-cell office:value-type="float" office:value="82469.83" table:style-name="ce17">
            <text:p>82.470<text:s/></text:p>
          </table:table-cell>
          <table:table-cell office:value-type="float" office:value="135990278.09" table:style-name="ce17">
            <text:p>135.990.278<text:s/></text:p>
          </table:table-cell>
          <table:table-cell office:value-type="float" office:value="2070783.7" table:style-name="ce17">
            <text:p>2.070.784<text:s/></text:p>
          </table:table-cell>
          <table:table-cell office:value-type="float" office:value="1174535.01" table:style-name="ce17">
            <text:p>1.174.535<text:s/></text:p>
          </table:table-cell>
          <table:table-cell office:value-type="float" office:value="125.33" table:style-name="ce17">
            <text:p>125<text:s/></text:p>
          </table:table-cell>
          <table:table-cell office:value-type="float" office:value="8551508.4299999997" table:style-name="ce17">
            <text:p>8.551.508<text:s/></text:p>
          </table:table-cell>
          <table:table-cell office:value-type="float" office:value="85186.14" table:style-name="ce17">
            <text:p>85.186<text:s/></text:p>
          </table:table-cell>
          <table:table-cell office:value-type="float" office:value="264740.28999999998" table:style-name="ce17">
            <text:p>264.740<text:s/></text:p>
          </table:table-cell>
          <table:table-cell office:value-type="float" office:value="14676261.02" table:style-name="ce17">
            <text:p>14.676.261<text:s/></text:p>
          </table:table-cell>
          <table:table-cell office:value-type="float" office:value="5093.38" table:style-name="ce17">
            <text:p>5.093<text:s/></text:p>
          </table:table-cell>
          <table:table-cell office:value-type="float" office:value="4725604.46" table:style-name="ce17">
            <text:p>4.725.604<text:s/></text:p>
          </table:table-cell>
          <table:table-cell office:value-type="float" office:value="7977.54" table:style-name="ce17">
            <text:p>7.978<text:s/></text:p>
          </table:table-cell>
          <table:table-cell office:value-type="float" office:value="44701270.329999998" table:style-name="ce17">
            <text:p>44.701.270<text:s/></text:p>
          </table:table-cell>
          <table:table-cell office:value-type="float" office:value="117841313.84999999" table:style-name="ce17">
            <text:p>117.841.314<text:s/></text:p>
          </table:table-cell>
          <table:table-cell office:value-type="float" office:value="102468.4" table:style-name="ce17">
            <text:p>102.468<text:s/></text:p>
          </table:table-cell>
          <table:table-cell office:value-type="float" office:value="19353.71" table:style-name="ce17">
            <text:p>19.3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210225.23" table:style-name="ce17">
            <text:p>32.210.225<text:s/></text:p>
          </table:table-cell>
          <table:table-cell office:value-type="float" office:value="932214.86" table:style-name="ce17">
            <text:p>932.215<text:s/></text:p>
          </table:table-cell>
          <table:table-cell office:value-type="float" office:value="825888.05" table:style-name="ce17">
            <text:p>825.888<text:s/></text:p>
          </table:table-cell>
          <table:table-cell office:value-type="float" office:value="761701669.59000003" table:style-name="ce17">
            <text:p>761.701.670<text:s/></text:p>
          </table:table-cell>
          <table:table-cell office:value-type="float" office:value="7120.81" table:style-name="ce17">
            <text:p>7.121<text:s/></text:p>
          </table:table-cell>
          <table:table-cell office:value-type="float" office:value="1126359679.1500001" table:style-name="ce18">
            <text:p>1.126.359.6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357372.6" table:style-name="ce17">
            <text:p>3.357.373<text:s/></text:p>
          </table:table-cell>
          <table:table-cell office:value-type="float" office:value="10429758.67" table:style-name="ce17">
            <text:p>10.429.759<text:s/></text:p>
          </table:table-cell>
          <table:table-cell office:value-type="float" office:value="98266223.370000005" table:style-name="ce17">
            <text:p>98.266.223<text:s/></text:p>
          </table:table-cell>
          <table:table-cell office:value-type="float" office:value="2234835.7600000002" table:style-name="ce17">
            <text:p>2.234.836<text:s/></text:p>
          </table:table-cell>
          <table:table-cell office:value-type="float" office:value="83360735.510000005" table:style-name="ce17">
            <text:p>83.360.736<text:s/></text:p>
          </table:table-cell>
          <table:table-cell office:value-type="float" office:value="64596197.620000005" table:style-name="ce17">
            <text:p>64.596.198<text:s/></text:p>
          </table:table-cell>
          <table:table-cell office:value-type="float" office:value="176919619.88000003" table:style-name="ce17">
            <text:p>176.919.620<text:s/></text:p>
          </table:table-cell>
          <table:table-cell office:value-type="float" office:value="72245241.400000006" table:style-name="ce17">
            <text:p>72.245.241<text:s/></text:p>
          </table:table-cell>
          <table:table-cell office:value-type="float" office:value="51481599.309999995" table:style-name="ce17">
            <text:p>51.481.599<text:s/></text:p>
          </table:table-cell>
          <table:table-cell office:value-type="float" office:value="27378444.169999998" table:style-name="ce17">
            <text:p>27.378.444<text:s/></text:p>
          </table:table-cell>
          <table:table-cell office:value-type="float" office:value="203559734.62" table:style-name="ce17">
            <text:p>203.559.735<text:s/></text:p>
          </table:table-cell>
          <table:table-cell office:value-type="float" office:value="19902787" table:style-name="ce17">
            <text:p>19.902.787<text:s/></text:p>
          </table:table-cell>
          <table:table-cell office:value-type="float" office:value="31241549.950000003" table:style-name="ce17">
            <text:p>31.241.550<text:s/></text:p>
          </table:table-cell>
          <table:table-cell office:value-type="float" office:value="31162472.329999998" table:style-name="ce17">
            <text:p>31.162.472<text:s/></text:p>
          </table:table-cell>
          <table:table-cell office:value-type="float" office:value="17298094.43" table:style-name="ce17">
            <text:p>17.298.094<text:s/></text:p>
          </table:table-cell>
          <table:table-cell office:value-type="float" office:value="57985181.229999997" table:style-name="ce17">
            <text:p>57.985.181<text:s/></text:p>
          </table:table-cell>
          <table:table-cell office:value-type="float" office:value="13396231.239999998" table:style-name="ce17">
            <text:p>13.396.231<text:s/></text:p>
          </table:table-cell>
          <table:table-cell office:value-type="float" office:value="165056446.31000003" table:style-name="ce17">
            <text:p>165.056.446<text:s/></text:p>
          </table:table-cell>
          <table:table-cell office:value-type="float" office:value="660142889" table:style-name="ce17">
            <text:p>660.142.889<text:s/></text:p>
          </table:table-cell>
          <table:table-cell office:value-type="float" office:value="14923278.660000002" table:style-name="ce17">
            <text:p>14.923.279<text:s/></text:p>
          </table:table-cell>
          <table:table-cell office:value-type="float" office:value="10307866.859999999" table:style-name="ce17">
            <text:p>10.307.867<text:s/></text:p>
          </table:table-cell>
          <table:table-cell office:value-type="float" office:value="3194619.3" table:style-name="ce17">
            <text:p>3.194.619<text:s/></text:p>
          </table:table-cell>
          <table:table-cell office:value-type="float" office:value="165094892.82999998" table:style-name="ce17">
            <text:p>165.094.893<text:s/></text:p>
          </table:table-cell>
          <table:table-cell office:value-type="float" office:value="124517222.3" table:style-name="ce17">
            <text:p>124.517.222<text:s/></text:p>
          </table:table-cell>
          <table:table-cell office:value-type="float" office:value="11945299.99" table:style-name="ce17">
            <text:p>11.945.300<text:s/></text:p>
          </table:table-cell>
          <table:table-cell office:value-type="float" office:value="1393830907.24" table:style-name="ce17">
            <text:p>1.393.830.907<text:s/></text:p>
          </table:table-cell>
          <table:table-cell office:value-type="float" office:value="9645383.4799999986" table:style-name="ce17">
            <text:p>9.645.383<text:s/></text:p>
          </table:table-cell>
          <table:table-cell office:value-type="float" office:value="3523474885.0599999" table:style-name="ce18">
            <text:p>3.523.474.8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335671.1500000004" table:style-name="ce17">
            <text:p>4.335.671<text:s/></text:p>
          </table:table-cell>
          <table:table-cell office:value-type="float" office:value="6651351" table:style-name="ce17">
            <text:p>6.651.35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034409.189999999" table:style-name="ce17">
            <text:p>14.034.409<text:s/></text:p>
          </table:table-cell>
          <table:table-cell office:value-type="float" office:value="386083.5" table:style-name="ce17">
            <text:p>386.08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1469.57" table:style-name="ce17">
            <text:p>461.470<text:s/></text:p>
          </table:table-cell>
          <table:table-cell office:value-type="float" office:value="1085.5" table:style-name="ce17">
            <text:p>1.086<text:s/></text:p>
          </table:table-cell>
          <table:table-cell office:value-type="float" office:value="20061864.559999999" table:style-name="ce17">
            <text:p>20.061.865<text:s/></text:p>
          </table:table-cell>
          <table:table-cell office:value-type="float" office:value="169.34" table:style-name="ce17">
            <text:p>169<text:s/></text:p>
          </table:table-cell>
          <table:table-cell office:value-type="float" office:value="168215.05" table:style-name="ce17">
            <text:p>168.215<text:s/></text:p>
          </table:table-cell>
          <table:table-cell office:value-type="float" office:value="233608.11" table:style-name="ce17">
            <text:p>233.60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4634.3" table:style-name="ce17">
            <text:p>394.634<text:s/></text:p>
          </table:table-cell>
          <table:table-cell office:value-type="float" office:value="18067826.539999999" table:style-name="ce17">
            <text:p>18.067.82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608112.289999999" table:style-name="ce17">
            <text:p>25.608.112<text:s/></text:p>
          </table:table-cell>
          <table:table-cell office:value-type="float" office:value="393360530.26999998" table:style-name="ce17">
            <text:p>393.360.5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83162.6500000004" table:style-name="ce17">
            <text:p>6.083.163<text:s/></text:p>
          </table:table-cell>
          <table:table-cell office:value-type="float" office:value="30.31" table:style-name="ce17">
            <text:p>30<text:s/></text:p>
          </table:table-cell>
          <table:table-cell office:value-type="float" office:value="15850.46" table:style-name="ce17">
            <text:p>15.850<text:s/></text:p>
          </table:table-cell>
          <table:table-cell office:value-type="float" office:value="23578457.699999999" table:style-name="ce17">
            <text:p>23.578.4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13442531.48999995" table:style-name="ce18">
            <text:p>513.442.5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730115.6100000003" table:style-name="ce17">
            <text:p>6.730.116<text:s/></text:p>
          </table:table-cell>
          <table:table-cell office:value-type="float" office:value="20741912.190000001" table:style-name="ce17">
            <text:p>20.741.912<text:s/></text:p>
          </table:table-cell>
          <table:table-cell office:value-type="float" office:value="21677284.469999999" table:style-name="ce17">
            <text:p>21.677.284<text:s/></text:p>
          </table:table-cell>
          <table:table-cell office:value-type="float" office:value="19341181.300000001" table:style-name="ce17">
            <text:p>19.341.181<text:s/></text:p>
          </table:table-cell>
          <table:table-cell office:value-type="float" office:value="54224115.020000003" table:style-name="ce17">
            <text:p>54.224.115<text:s/></text:p>
          </table:table-cell>
          <table:table-cell office:value-type="float" office:value="42775140.939999998" table:style-name="ce17">
            <text:p>42.775.141<text:s/></text:p>
          </table:table-cell>
          <table:table-cell office:value-type="float" office:value="1287532251.8099999" table:style-name="ce17">
            <text:p>1.287.532.252<text:s/></text:p>
          </table:table-cell>
          <table:table-cell office:value-type="float" office:value="27490883.920000002" table:style-name="ce17">
            <text:p>27.490.884<text:s/></text:p>
          </table:table-cell>
          <table:table-cell office:value-type="float" office:value="36214874.979999997" table:style-name="ce17">
            <text:p>36.214.875<text:s/></text:p>
          </table:table-cell>
          <table:table-cell office:value-type="float" office:value="22992808.059999999" table:style-name="ce17">
            <text:p>22.992.808<text:s/></text:p>
          </table:table-cell>
          <table:table-cell office:value-type="float" office:value="142001048.90000001" table:style-name="ce17">
            <text:p>142.001.049<text:s/></text:p>
          </table:table-cell>
          <table:table-cell office:value-type="float" office:value="20709485.120000001" table:style-name="ce17">
            <text:p>20.709.485<text:s/></text:p>
          </table:table-cell>
          <table:table-cell office:value-type="float" office:value="30055918.949999999" table:style-name="ce17">
            <text:p>30.055.919<text:s/></text:p>
          </table:table-cell>
          <table:table-cell office:value-type="float" office:value="37962601.399999999" table:style-name="ce17">
            <text:p>37.962.601<text:s/></text:p>
          </table:table-cell>
          <table:table-cell office:value-type="float" office:value="43958885.600000001" table:style-name="ce17">
            <text:p>43.958.886<text:s/></text:p>
          </table:table-cell>
          <table:table-cell office:value-type="float" office:value="149087932.59" table:style-name="ce17">
            <text:p>149.087.933<text:s/></text:p>
          </table:table-cell>
          <table:table-cell office:value-type="float" office:value="18445703.48" table:style-name="ce17">
            <text:p>18.445.703<text:s/></text:p>
          </table:table-cell>
          <table:table-cell office:value-type="float" office:value="63125661.619999997" table:style-name="ce17">
            <text:p>63.125.662<text:s/></text:p>
          </table:table-cell>
          <table:table-cell office:value-type="float" office:value="246737255.08000001" table:style-name="ce17">
            <text:p>246.737.255<text:s/></text:p>
          </table:table-cell>
          <table:table-cell office:value-type="float" office:value="33722245.740000002" table:style-name="ce17">
            <text:p>33.722.246<text:s/></text:p>
          </table:table-cell>
          <table:table-cell office:value-type="float" office:value="19348773.07" table:style-name="ce17">
            <text:p>19.348.773<text:s/></text:p>
          </table:table-cell>
          <table:table-cell office:value-type="float" office:value="13481715.890000001" table:style-name="ce17">
            <text:p>13.481.716<text:s/></text:p>
          </table:table-cell>
          <table:table-cell office:value-type="float" office:value="118597679.33" table:style-name="ce17">
            <text:p>118.597.679<text:s/></text:p>
          </table:table-cell>
          <table:table-cell office:value-type="float" office:value="49216683.619999997" table:style-name="ce17">
            <text:p>49.216.684<text:s/></text:p>
          </table:table-cell>
          <table:table-cell office:value-type="float" office:value="15843062.960000001" table:style-name="ce17">
            <text:p>15.843.063<text:s/></text:p>
          </table:table-cell>
          <table:table-cell office:value-type="float" office:value="124811721.78" table:style-name="ce17">
            <text:p>124.811.722<text:s/></text:p>
          </table:table-cell>
          <table:table-cell office:value-type="float" office:value="8889684.6300000008" table:style-name="ce17">
            <text:p>8.889.685<text:s/></text:p>
          </table:table-cell>
          <table:table-cell office:value-type="float" office:value="2675716628.0599999" table:style-name="ce18">
            <text:p>2.675.716.6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411770.16" table:style-name="ce17">
            <text:p>2.411.770<text:s/></text:p>
          </table:table-cell>
          <table:table-cell office:value-type="float" office:value="8891800.2799999993" table:style-name="ce17">
            <text:p>8.891.800<text:s/></text:p>
          </table:table-cell>
          <table:table-cell office:value-type="float" office:value="29731495.529999997" table:style-name="ce17">
            <text:p>29.731.496<text:s/></text:p>
          </table:table-cell>
          <table:table-cell office:value-type="float" office:value="2389659.7999999998" table:style-name="ce17">
            <text:p>2.389.660<text:s/></text:p>
          </table:table-cell>
          <table:table-cell office:value-type="float" office:value="70267555.469999999" table:style-name="ce17">
            <text:p>70.267.555<text:s/></text:p>
          </table:table-cell>
          <table:table-cell office:value-type="float" office:value="78787228.51000002" table:style-name="ce17">
            <text:p>78.787.229<text:s/></text:p>
          </table:table-cell>
          <table:table-cell office:value-type="float" office:value="593428683.52999997" table:style-name="ce17">
            <text:p>593.428.684<text:s/></text:p>
          </table:table-cell>
          <table:table-cell office:value-type="float" office:value="-8619047.5999999996" table:style-name="ce17">
            <text:p>(8.619.048)</text:p>
          </table:table-cell>
          <table:table-cell office:value-type="float" office:value="76090108.939999998" table:style-name="ce17">
            <text:p>76.090.109<text:s/></text:p>
          </table:table-cell>
          <table:table-cell office:value-type="float" office:value="9272509.1999999993" table:style-name="ce17">
            <text:p>9.272.509<text:s/></text:p>
          </table:table-cell>
          <table:table-cell office:value-type="float" office:value="133024556.32999998" table:style-name="ce17">
            <text:p>133.024.556<text:s/></text:p>
          </table:table-cell>
          <table:table-cell office:value-type="float" office:value="11504215.820000002" table:style-name="ce17">
            <text:p>11.504.216<text:s/></text:p>
          </table:table-cell>
          <table:table-cell office:value-type="float" office:value="20057959.440000001" table:style-name="ce17">
            <text:p>20.057.959<text:s/></text:p>
          </table:table-cell>
          <table:table-cell office:value-type="float" office:value="19835421.969999999" table:style-name="ce17">
            <text:p>19.835.422<text:s/></text:p>
          </table:table-cell>
          <table:table-cell office:value-type="float" office:value="11397619.310000001" table:style-name="ce17">
            <text:p>11.397.619<text:s/></text:p>
          </table:table-cell>
          <table:table-cell office:value-type="float" office:value="58702156.569999993" table:style-name="ce17">
            <text:p>58.702.157<text:s/></text:p>
          </table:table-cell>
          <table:table-cell office:value-type="float" office:value="10970728.629999999" table:style-name="ce17">
            <text:p>10.970.729<text:s/></text:p>
          </table:table-cell>
          <table:table-cell office:value-type="float" office:value="163444701.25999999" table:style-name="ce17">
            <text:p>163.444.701<text:s/></text:p>
          </table:table-cell>
          <table:table-cell office:value-type="float" office:value="617955722.53999996" table:style-name="ce17">
            <text:p>617.955.723<text:s/></text:p>
          </table:table-cell>
          <table:table-cell office:value-type="float" office:value="8425100.9500000011" table:style-name="ce17">
            <text:p>8.425.101<text:s/></text:p>
          </table:table-cell>
          <table:table-cell office:value-type="float" office:value="5604988.0600000005" table:style-name="ce17">
            <text:p>5.604.988<text:s/></text:p>
          </table:table-cell>
          <table:table-cell office:value-type="float" office:value="2448285.8199999998" table:style-name="ce17">
            <text:p>2.448.286<text:s/></text:p>
          </table:table-cell>
          <table:table-cell office:value-type="float" office:value="111694356.45999999" table:style-name="ce17">
            <text:p>111.694.356<text:s/></text:p>
          </table:table-cell>
          <table:table-cell office:value-type="float" office:value="98889286.030000016" table:style-name="ce17">
            <text:p>98.889.286<text:s/></text:p>
          </table:table-cell>
          <table:table-cell office:value-type="float" office:value="10135740.640000001" table:style-name="ce17">
            <text:p>10.135.741<text:s/></text:p>
          </table:table-cell>
          <table:table-cell office:value-type="float" office:value="1248759242.5" table:style-name="ce17">
            <text:p>1.248.759.243<text:s/></text:p>
          </table:table-cell>
          <table:table-cell office:value-type="float" office:value="5260517.18" table:style-name="ce17">
            <text:p>5.260.517<text:s/></text:p>
          </table:table-cell>
          <table:table-cell office:value-type="float" office:value="3400762363.3299999" table:style-name="ce18">
            <text:p>3.400.762.363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8306038.670000002" table:style-name="ce21">
            <text:p>48.306.039<text:s/></text:p>
          </table:table-cell>
          <table:table-cell office:value-type="float" office:value="179397389.06" table:style-name="ce21">
            <text:p>179.397.389<text:s/></text:p>
          </table:table-cell>
          <table:table-cell office:value-type="float" office:value="806626946.13999999" table:style-name="ce21">
            <text:p>806.626.946<text:s/></text:p>
          </table:table-cell>
          <table:table-cell office:value-type="float" office:value="47310891" table:style-name="ce21">
            <text:p>47.310.891<text:s/></text:p>
          </table:table-cell>
          <table:table-cell office:value-type="float" office:value="1354828435.4099998" table:style-name="ce21">
            <text:p>1.354.828.435<text:s/></text:p>
          </table:table-cell>
          <table:table-cell office:value-type="float" office:value="866039328.60000002" table:style-name="ce21">
            <text:p>866.039.329<text:s/></text:p>
          </table:table-cell>
          <table:table-cell office:value-type="float" office:value="7759714353.1000004" table:style-name="ce21">
            <text:p>7.759.714.353<text:s/></text:p>
          </table:table-cell>
          <table:table-cell office:value-type="float" office:value="929141691.47000003" table:style-name="ce21">
            <text:p>929.141.691<text:s/></text:p>
          </table:table-cell>
          <table:table-cell office:value-type="float" office:value="767182374" table:style-name="ce21">
            <text:p>767.182.374<text:s/></text:p>
          </table:table-cell>
          <table:table-cell office:value-type="float" office:value="468525784.86000001" table:style-name="ce21">
            <text:p>468.525.785<text:s/></text:p>
          </table:table-cell>
          <table:table-cell office:value-type="float" office:value="3283690978.8699999" table:style-name="ce21">
            <text:p>3.283.690.979<text:s/></text:p>
          </table:table-cell>
          <table:table-cell office:value-type="float" office:value="279908211.60000002" table:style-name="ce21">
            <text:p>279.908.212<text:s/></text:p>
          </table:table-cell>
          <table:table-cell office:value-type="float" office:value="417423042.94999999" table:style-name="ce21">
            <text:p>417.423.043<text:s/></text:p>
          </table:table-cell>
          <table:table-cell office:value-type="float" office:value="442871961.06999999" table:style-name="ce21">
            <text:p>442.871.961<text:s/></text:p>
          </table:table-cell>
          <table:table-cell office:value-type="float" office:value="267892094.84" table:style-name="ce21">
            <text:p>267.892.095<text:s/></text:p>
          </table:table-cell>
          <table:table-cell office:value-type="float" office:value="1428621568.52" table:style-name="ce21">
            <text:p>1.428.621.569<text:s/></text:p>
          </table:table-cell>
          <table:table-cell office:value-type="float" office:value="165603442.20000002" table:style-name="ce21">
            <text:p>165.603.442<text:s/></text:p>
          </table:table-cell>
          <table:table-cell office:value-type="float" office:value="3276566977.77" table:style-name="ce21">
            <text:p>3.276.566.978<text:s/></text:p>
          </table:table-cell>
          <table:table-cell office:value-type="float" office:value="11271189268.219999" table:style-name="ce21">
            <text:p>11.271.189.268<text:s/></text:p>
          </table:table-cell>
          <table:table-cell office:value-type="float" office:value="245714783.75" table:style-name="ce21">
            <text:p>245.714.784<text:s/></text:p>
          </table:table-cell>
          <table:table-cell office:value-type="float" office:value="133257771.43999998" table:style-name="ce21">
            <text:p>133.257.771<text:s/></text:p>
          </table:table-cell>
          <table:table-cell office:value-type="float" office:value="51115777.140000001" table:style-name="ce21">
            <text:p>51.115.777<text:s/></text:p>
          </table:table-cell>
          <table:table-cell office:value-type="float" office:value="3279039991.1599998" table:style-name="ce21">
            <text:p>3.279.039.991<text:s/></text:p>
          </table:table-cell>
          <table:table-cell office:value-type="float" office:value="2695404490.6100001" table:style-name="ce21">
            <text:p>2.695.404.491<text:s/></text:p>
          </table:table-cell>
          <table:table-cell office:value-type="float" office:value="166226142.39000002" table:style-name="ce21">
            <text:p>166.226.142<text:s/></text:p>
          </table:table-cell>
          <table:table-cell office:value-type="float" office:value="28821118699.610001" table:style-name="ce21">
            <text:p>28.821.118.700<text:s/></text:p>
          </table:table-cell>
          <table:table-cell office:value-type="float" office:value="93803019.099999994" table:style-name="ce21">
            <text:p>93.803.019<text:s/></text:p>
          </table:table-cell>
          <table:table-cell office:value-type="float" office:value="69546521453.550003" table:style-name="ce22">
            <text:p>69.546.521.454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1163438.734911472" table:style-name="ce25">
            <text:p>61.163.439<text:s/></text:p>
          </table:table-cell>
          <table:table-cell office:value-type="float" office:value="164734458.71008745" table:style-name="ce25">
            <text:p>164.734.459<text:s/></text:p>
          </table:table-cell>
          <table:table-cell office:value-type="float" office:value="258678732.57261792" table:style-name="ce25">
            <text:p>258.678.733<text:s/></text:p>
          </table:table-cell>
          <table:table-cell office:value-type="float" office:value="34468788.996478461" table:style-name="ce25">
            <text:p>34.468.789<text:s/></text:p>
          </table:table-cell>
          <table:table-cell office:value-type="float" office:value="939100632.31617963" table:style-name="ce25">
            <text:p>939.100.632<text:s/></text:p>
          </table:table-cell>
          <table:table-cell office:value-type="float" office:value="665637292.30895257" table:style-name="ce25">
            <text:p>665.637.292<text:s/></text:p>
          </table:table-cell>
          <table:table-cell office:value-type="float" office:value="1562604658.7111952" table:style-name="ce25">
            <text:p>1.562.604.659<text:s/></text:p>
          </table:table-cell>
          <table:table-cell office:value-type="float" office:value="452031279.58126581" table:style-name="ce25">
            <text:p>452.031.280<text:s/></text:p>
          </table:table-cell>
          <table:table-cell office:value-type="float" office:value="527541784.33212054" table:style-name="ce25">
            <text:p>527.541.784<text:s/></text:p>
          </table:table-cell>
          <table:table-cell office:value-type="float" office:value="247869669.8651967" table:style-name="ce25">
            <text:p>247.869.670<text:s/></text:p>
          </table:table-cell>
          <table:table-cell office:value-type="float" office:value="2533246832.782011" table:style-name="ce25">
            <text:p>2.533.246.833<text:s/></text:p>
          </table:table-cell>
          <table:table-cell office:value-type="float" office:value="285393577.93392116" table:style-name="ce25">
            <text:p>285.393.578<text:s/></text:p>
          </table:table-cell>
          <table:table-cell office:value-type="float" office:value="369494229.49355078" table:style-name="ce25">
            <text:p>369.494.229<text:s/></text:p>
          </table:table-cell>
          <table:table-cell office:value-type="float" office:value="425987175.45848024" table:style-name="ce25">
            <text:p>425.987.175<text:s/></text:p>
          </table:table-cell>
          <table:table-cell office:value-type="float" office:value="241401192.16899246" table:style-name="ce25">
            <text:p>241.401.192<text:s/></text:p>
          </table:table-cell>
          <table:table-cell office:value-type="float" office:value="711568044.04121208" table:style-name="ce25">
            <text:p>711.568.044<text:s/></text:p>
          </table:table-cell>
          <table:table-cell office:value-type="float" office:value="178292398.86427277" table:style-name="ce25">
            <text:p>178.292.399<text:s/></text:p>
          </table:table-cell>
          <table:table-cell office:value-type="float" office:value="1925477466.0434744" table:style-name="ce25">
            <text:p>1.925.477.466<text:s/></text:p>
          </table:table-cell>
          <table:table-cell office:value-type="float" office:value="3420224002.3812914" table:style-name="ce25">
            <text:p>3.420.224.002<text:s/></text:p>
          </table:table-cell>
          <table:table-cell office:value-type="float" office:value="220233804.20578617" table:style-name="ce25">
            <text:p>220.233.804<text:s/></text:p>
          </table:table-cell>
          <table:table-cell office:value-type="float" office:value="127830741.67640327" table:style-name="ce25">
            <text:p>127.830.742<text:s/></text:p>
          </table:table-cell>
          <table:table-cell office:value-type="float" office:value="39286302.407178305" table:style-name="ce25">
            <text:p>39.286.302<text:s/></text:p>
          </table:table-cell>
          <table:table-cell office:value-type="float" office:value="2066305416.6979196" table:style-name="ce25">
            <text:p>2.066.305.417<text:s/></text:p>
          </table:table-cell>
          <table:table-cell office:value-type="float" office:value="1380838642.015583" table:style-name="ce25">
            <text:p>1.380.838.642<text:s/></text:p>
          </table:table-cell>
          <table:table-cell office:value-type="float" office:value="163857837.61375326" table:style-name="ce25">
            <text:p>163.857.838<text:s/></text:p>
          </table:table-cell>
          <table:table-cell office:value-type="float" office:value="13564007110.747948" table:style-name="ce25">
            <text:p>13.564.007.111<text:s/></text:p>
          </table:table-cell>
          <table:table-cell office:value-type="float" office:value="114099639.36921056" table:style-name="ce25">
            <text:p>114.099.639<text:s/></text:p>
          </table:table-cell>
          <table:table-cell office:value-type="float" office:value="32681375150.029991" table:style-name="ce26">
            <text:p>32.681.375.150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9469477.40491147" table:style-name="ce21">
            <text:p>109.469.477<text:s/></text:p>
          </table:table-cell>
          <table:table-cell office:value-type="float" office:value="344131847.77008748" table:style-name="ce21">
            <text:p>344.131.848<text:s/></text:p>
          </table:table-cell>
          <table:table-cell office:value-type="float" office:value="1065305678.7126179" table:style-name="ce21">
            <text:p>1.065.305.679<text:s/></text:p>
          </table:table-cell>
          <table:table-cell office:value-type="float" office:value="81779679.996478468" table:style-name="ce21">
            <text:p>81.779.680<text:s/></text:p>
          </table:table-cell>
          <table:table-cell office:value-type="float" office:value="2293929067.7261796" table:style-name="ce21">
            <text:p>2.293.929.068<text:s/></text:p>
          </table:table-cell>
          <table:table-cell office:value-type="float" office:value="1531676620.9089527" table:style-name="ce21">
            <text:p>1.531.676.621<text:s/></text:p>
          </table:table-cell>
          <table:table-cell office:value-type="float" office:value="9322319011.8111954" table:style-name="ce21">
            <text:p>9.322.319.012<text:s/></text:p>
          </table:table-cell>
          <table:table-cell office:value-type="float" office:value="1381172971.0512657" table:style-name="ce21">
            <text:p>1.381.172.971<text:s/></text:p>
          </table:table-cell>
          <table:table-cell office:value-type="float" office:value="1294724158.3321204" table:style-name="ce21">
            <text:p>1.294.724.158<text:s/></text:p>
          </table:table-cell>
          <table:table-cell office:value-type="float" office:value="716395454.72519672" table:style-name="ce21">
            <text:p>716.395.455<text:s/></text:p>
          </table:table-cell>
          <table:table-cell office:value-type="float" office:value="5816937811.6520109" table:style-name="ce21">
            <text:p>5.816.937.812<text:s/></text:p>
          </table:table-cell>
          <table:table-cell office:value-type="float" office:value="565301789.53392124" table:style-name="ce21">
            <text:p>565.301.790<text:s/></text:p>
          </table:table-cell>
          <table:table-cell office:value-type="float" office:value="786917272.44355083" table:style-name="ce21">
            <text:p>786.917.272<text:s/></text:p>
          </table:table-cell>
          <table:table-cell office:value-type="float" office:value="868859136.52848029" table:style-name="ce21">
            <text:p>868.859.137<text:s/></text:p>
          </table:table-cell>
          <table:table-cell office:value-type="float" office:value="509293287.00899243" table:style-name="ce21">
            <text:p>509.293.287<text:s/></text:p>
          </table:table-cell>
          <table:table-cell office:value-type="float" office:value="2140189612.5612121" table:style-name="ce21">
            <text:p>2.140.189.613<text:s/></text:p>
          </table:table-cell>
          <table:table-cell office:value-type="float" office:value="343895841.06427276" table:style-name="ce21">
            <text:p>343.895.841<text:s/></text:p>
          </table:table-cell>
          <table:table-cell office:value-type="float" office:value="5202044443.8134747" table:style-name="ce21">
            <text:p>5.202.044.444<text:s/></text:p>
          </table:table-cell>
          <table:table-cell office:value-type="float" office:value="14691413270.601292" table:style-name="ce21">
            <text:p>14.691.413.271<text:s/></text:p>
          </table:table-cell>
          <table:table-cell office:value-type="float" office:value="465948587.95578617" table:style-name="ce21">
            <text:p>465.948.588<text:s/></text:p>
          </table:table-cell>
          <table:table-cell office:value-type="float" office:value="261088513.11640325" table:style-name="ce21">
            <text:p>261.088.513<text:s/></text:p>
          </table:table-cell>
          <table:table-cell office:value-type="float" office:value="90402079.547178298" table:style-name="ce21">
            <text:p>90.402.080<text:s/></text:p>
          </table:table-cell>
          <table:table-cell office:value-type="float" office:value="5345345407.8579197" table:style-name="ce21">
            <text:p>5.345.345.408<text:s/></text:p>
          </table:table-cell>
          <table:table-cell office:value-type="float" office:value="4076243132.6255832" table:style-name="ce21">
            <text:p>4.076.243.133<text:s/></text:p>
          </table:table-cell>
          <table:table-cell office:value-type="float" office:value="330083980.0037533" table:style-name="ce21">
            <text:p>330.083.980<text:s/></text:p>
          </table:table-cell>
          <table:table-cell office:value-type="float" office:value="42385125810.357948" table:style-name="ce21">
            <text:p>42.385.125.810<text:s/></text:p>
          </table:table-cell>
          <table:table-cell office:value-type="float" office:value="207902658.46921057" table:style-name="ce21">
            <text:p>207.902.658<text:s/></text:p>
          </table:table-cell>
          <table:table-cell office:value-type="float" office:value="102227896603.57999" table:style-name="ce22">
            <text:p>102.227.896.60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701714.07697299204" table:style-name="ce27">
            <text:p>701.714<text:s/></text:p>
          </table:table-cell>
          <table:table-cell office:value-type="float" office:value="3549777.2826937553" table:style-name="ce27">
            <text:p>3.549.777<text:s/></text:p>
          </table:table-cell>
          <table:table-cell office:value-type="float" office:value="4228758.1031090282" table:style-name="ce27">
            <text:p>4.228.758<text:s/></text:p>
          </table:table-cell>
          <table:table-cell office:value-type="float" office:value="461802.40344266244" table:style-name="ce27">
            <text:p>461.802<text:s/></text:p>
          </table:table-cell>
          <table:table-cell office:value-type="float" office:value="16125108.452692984" table:style-name="ce27">
            <text:p>16.125.108<text:s/></text:p>
          </table:table-cell>
          <table:table-cell office:value-type="float" office:value="6685909.2035613339" table:style-name="ce27">
            <text:p>6.685.909<text:s/></text:p>
          </table:table-cell>
          <table:table-cell office:value-type="float" office:value="16083255.133797331" table:style-name="ce27">
            <text:p>16.083.255<text:s/></text:p>
          </table:table-cell>
          <table:table-cell office:value-type="float" office:value="6944913.151063445" table:style-name="ce27">
            <text:p>6.944.913<text:s/></text:p>
          </table:table-cell>
          <table:table-cell office:value-type="float" office:value="11701390.105422465" table:style-name="ce27">
            <text:p>11.701.390<text:s/></text:p>
          </table:table-cell>
          <table:table-cell office:value-type="float" office:value="6194087.8940469939" table:style-name="ce27">
            <text:p>6.194.088<text:s/></text:p>
          </table:table-cell>
          <table:table-cell office:value-type="float" office:value="40071267.114041068" table:style-name="ce27">
            <text:p>40.071.267<text:s/></text:p>
          </table:table-cell>
          <table:table-cell office:value-type="float" office:value="5614770.6672939481" table:style-name="ce27">
            <text:p>5.614.771<text:s/></text:p>
          </table:table-cell>
          <table:table-cell office:value-type="float" office:value="10942304.593932968" table:style-name="ce27">
            <text:p>10.942.305<text:s/></text:p>
          </table:table-cell>
          <table:table-cell office:value-type="float" office:value="5398554.2896302463" table:style-name="ce27">
            <text:p>5.398.554<text:s/></text:p>
          </table:table-cell>
          <table:table-cell office:value-type="float" office:value="2961057.8937945925" table:style-name="ce27">
            <text:p>2.961.058<text:s/></text:p>
          </table:table-cell>
          <table:table-cell office:value-type="float" office:value="43359674.643706083" table:style-name="ce27">
            <text:p>43.359.675<text:s/></text:p>
          </table:table-cell>
          <table:table-cell office:value-type="float" office:value="1561487.5435214601" table:style-name="ce27">
            <text:p>1.561.488<text:s/></text:p>
          </table:table-cell>
          <table:table-cell office:value-type="float" office:value="28756107.324280575" table:style-name="ce27">
            <text:p>28.756.107<text:s/></text:p>
          </table:table-cell>
          <table:table-cell office:value-type="float" office:value="1551384930.5455108" table:style-name="ce27">
            <text:p>1.551.384.931<text:s/></text:p>
          </table:table-cell>
          <table:table-cell office:value-type="float" office:value="3258221.7938943626" table:style-name="ce27">
            <text:p>3.258.222<text:s/></text:p>
          </table:table-cell>
          <table:table-cell office:value-type="float" office:value="1280803.421005412" table:style-name="ce27">
            <text:p>1.280.803<text:s/></text:p>
          </table:table-cell>
          <table:table-cell office:value-type="float" office:value="487890.29888067825" table:style-name="ce27">
            <text:p>487.890<text:s/></text:p>
          </table:table-cell>
          <table:table-cell office:value-type="float" office:value="22777921.343906589" table:style-name="ce27">
            <text:p>22.777.921<text:s/></text:p>
          </table:table-cell>
          <table:table-cell office:value-type="float" office:value="18605511.63945419" table:style-name="ce27">
            <text:p>18.605.512<text:s/></text:p>
          </table:table-cell>
          <table:table-cell office:value-type="float" office:value="3845068.5976487147" table:style-name="ce27">
            <text:p>3.845.069<text:s/></text:p>
          </table:table-cell>
          <table:table-cell office:value-type="float" office:value="162937351.36523181" table:style-name="ce27">
            <text:p>162.937.351<text:s/></text:p>
          </table:table-cell>
          <table:table-cell office:value-type="float" office:value="2432474.177464406" table:style-name="ce27">
            <text:p>2.432.474<text:s/></text:p>
          </table:table-cell>
          <table:table-cell office:value-type="float" office:value="1978352113.0599999" table:style-name="ce28">
            <text:p>1.978.352.11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10171191.48188446" table:style-name="ce21">
            <text:p>110.171.191<text:s/></text:p>
          </table:table-cell>
          <table:table-cell office:value-type="float" office:value="347681625.05278122" table:style-name="ce21">
            <text:p>347.681.625<text:s/></text:p>
          </table:table-cell>
          <table:table-cell office:value-type="float" office:value="1069534436.8157269" table:style-name="ce21">
            <text:p>1.069.534.437<text:s/></text:p>
          </table:table-cell>
          <table:table-cell office:value-type="float" office:value="82241482.399921134" table:style-name="ce21">
            <text:p>82.241.482<text:s/></text:p>
          </table:table-cell>
          <table:table-cell office:value-type="float" office:value="2310054176.1788726" table:style-name="ce21">
            <text:p>2.310.054.176<text:s/></text:p>
          </table:table-cell>
          <table:table-cell office:value-type="float" office:value="1538362530.112514" table:style-name="ce21">
            <text:p>1.538.362.530<text:s/></text:p>
          </table:table-cell>
          <table:table-cell office:value-type="float" office:value="9338402266.9449921" table:style-name="ce21">
            <text:p>9.338.402.267<text:s/></text:p>
          </table:table-cell>
          <table:table-cell office:value-type="float" office:value="1388117884.2023292" table:style-name="ce21">
            <text:p>1.388.117.884<text:s/></text:p>
          </table:table-cell>
          <table:table-cell office:value-type="float" office:value="1306425548.4375429" table:style-name="ce21">
            <text:p>1.306.425.548<text:s/></text:p>
          </table:table-cell>
          <table:table-cell office:value-type="float" office:value="722589542.61924374" table:style-name="ce21">
            <text:p>722.589.543<text:s/></text:p>
          </table:table-cell>
          <table:table-cell office:value-type="float" office:value="5857009078.7660522" table:style-name="ce21">
            <text:p>5.857.009.079<text:s/></text:p>
          </table:table-cell>
          <table:table-cell office:value-type="float" office:value="570916560.20121515" table:style-name="ce21">
            <text:p>570.916.560<text:s/></text:p>
          </table:table-cell>
          <table:table-cell office:value-type="float" office:value="797859577.03748381" table:style-name="ce21">
            <text:p>797.859.577<text:s/></text:p>
          </table:table-cell>
          <table:table-cell office:value-type="float" office:value="874257690.81811059" table:style-name="ce21">
            <text:p>874.257.691<text:s/></text:p>
          </table:table-cell>
          <table:table-cell office:value-type="float" office:value="512254344.90278703" table:style-name="ce21">
            <text:p>512.254.345<text:s/></text:p>
          </table:table-cell>
          <table:table-cell office:value-type="float" office:value="2183549287.2049179" table:style-name="ce21">
            <text:p>2.183.549.287<text:s/></text:p>
          </table:table-cell>
          <table:table-cell office:value-type="float" office:value="345457328.60779423" table:style-name="ce21">
            <text:p>345.457.329<text:s/></text:p>
          </table:table-cell>
          <table:table-cell office:value-type="float" office:value="5230800551.1377554" table:style-name="ce21">
            <text:p>5.230.800.551<text:s/></text:p>
          </table:table-cell>
          <table:table-cell office:value-type="float" office:value="16242798201.146803" table:style-name="ce21">
            <text:p>16.242.798.201<text:s/></text:p>
          </table:table-cell>
          <table:table-cell office:value-type="float" office:value="469206809.74968052" table:style-name="ce21">
            <text:p>469.206.810<text:s/></text:p>
          </table:table-cell>
          <table:table-cell office:value-type="float" office:value="262369316.53740865" table:style-name="ce21">
            <text:p>262.369.317<text:s/></text:p>
          </table:table-cell>
          <table:table-cell office:value-type="float" office:value="90889969.84605898" table:style-name="ce21">
            <text:p>90.889.970<text:s/></text:p>
          </table:table-cell>
          <table:table-cell office:value-type="float" office:value="5368123329.2018261" table:style-name="ce21">
            <text:p>5.368.123.329<text:s/></text:p>
          </table:table-cell>
          <table:table-cell office:value-type="float" office:value="4094848644.2650375" table:style-name="ce21">
            <text:p>4.094.848.644<text:s/></text:p>
          </table:table-cell>
          <table:table-cell office:value-type="float" office:value="333929048.60140204" table:style-name="ce21">
            <text:p>333.929.049<text:s/></text:p>
          </table:table-cell>
          <table:table-cell office:value-type="float" office:value="42548063161.723183" table:style-name="ce21">
            <text:p>42.548.063.162<text:s/></text:p>
          </table:table-cell>
          <table:table-cell office:value-type="float" office:value="210335132.64667496" table:style-name="ce21">
            <text:p>210.335.133<text:s/></text:p>
          </table:table-cell>
          <table:table-cell office:value-type="float" office:value="104206248716.63998" table:style-name="ce22">
            <text:p>104.206.248.717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09-14T14:19:55Z</dc:date>
    <meta:print-date>2011-05-12T16:46:54Z</meta:print-date>
    <meta:editing-cycles>41</meta:editing-cycles>
    <meta:editing-duration>PT4293S</meta:editing-duration>
  </office:meta>
</office:document-meta>
</file>